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95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125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lculation" table:style-name="ta1">
        <table:table-column table:style-name="co1" table:number-columns-repeated="9" table:default-cell-style-name="Default"/>
        <table:table-row table:style-name="ro1">
          <table:table-cell office:value-type="float" office:value="9.62299" calcext:value-type="float">
            <text:p>9.62299</text:p>
          </table:table-cell>
          <table:table-cell office:value-type="float" office:value="1272.328196" calcext:value-type="float">
            <text:p>1272.328196</text:p>
          </table:table-cell>
          <table:table-cell table:number-columns-repeated="2"/>
          <table:table-cell office:value-type="float" office:value="90.928998" calcext:value-type="float">
            <text:p>90.928998</text:p>
          </table:table-cell>
          <table:table-cell office:value-type="float" office:value="3.971905" calcext:value-type="float">
            <text:p>3.971905</text:p>
          </table:table-cell>
          <table:table-cell office:value-type="float" office:value="240.727556" calcext:value-type="float">
            <text:p>240.727556</text:p>
          </table:table-cell>
          <table:table-cell office:value-type="float" office:value="177.41371" calcext:value-type="float">
            <text:p>177.41371</text:p>
          </table:table-cell>
          <table:table-cell office:value-type="float" office:value="120.821154" calcext:value-type="float">
            <text:p>120.821154</text:p>
          </table:table-cell>
        </table:table-row>
        <table:table-row table:style-name="ro1">
          <table:table-cell office:value-type="float" office:value="10.00699" calcext:value-type="float">
            <text:p>10.00699</text:p>
          </table:table-cell>
          <table:table-cell office:value-type="float" office:value="1619.378736" calcext:value-type="float">
            <text:p>1619.378736</text:p>
          </table:table-cell>
          <table:table-cell table:number-columns-repeated="2"/>
          <table:table-cell office:value-type="float" office:value="102.439385" calcext:value-type="float">
            <text:p>102.439385</text:p>
          </table:table-cell>
          <table:table-cell office:value-type="float" office:value="102.336795" calcext:value-type="float">
            <text:p>102.336795</text:p>
          </table:table-cell>
          <table:table-cell office:value-type="float" office:value="2740.590113" calcext:value-type="float">
            <text:p>2740.590113</text:p>
          </table:table-cell>
          <table:table-cell office:value-type="float" office:value="2718.498971" calcext:value-type="float">
            <text:p>2718.498971</text:p>
          </table:table-cell>
          <table:table-cell office:value-type="float" office:value="2719.727121" calcext:value-type="float">
            <text:p>2719.727121</text:p>
          </table:table-cell>
        </table:table-row>
        <table:table-row table:style-name="ro1">
          <table:table-cell office:value-type="float" office:value="9.85999" calcext:value-type="float">
            <text:p>9.85999</text:p>
          </table:table-cell>
          <table:table-cell office:value-type="float" office:value="1679.359101" calcext:value-type="float">
            <text:p>1679.359101</text:p>
          </table:table-cell>
          <table:table-cell table:number-columns-repeated="2"/>
          <table:table-cell office:value-type="float" office:value="102.614897" calcext:value-type="float">
            <text:p>102.614897</text:p>
          </table:table-cell>
          <table:table-cell office:value-type="float" office:value="102.642692" calcext:value-type="float">
            <text:p>102.642692</text:p>
          </table:table-cell>
          <table:table-cell office:value-type="float" office:value="2739.249043" calcext:value-type="float">
            <text:p>2739.249043</text:p>
          </table:table-cell>
          <table:table-cell office:value-type="float" office:value="2715.500569" calcext:value-type="float">
            <text:p>2715.500569</text:p>
          </table:table-cell>
          <table:table-cell office:value-type="float" office:value="2693.174682" calcext:value-type="float">
            <text:p>2693.174682</text:p>
          </table:table-cell>
        </table:table-row>
        <table:table-row table:style-name="ro1">
          <table:table-cell office:value-type="float" office:value="9.81999" calcext:value-type="float">
            <text:p>9.81999</text:p>
          </table:table-cell>
          <table:table-cell office:value-type="float" office:value="1670.276534" calcext:value-type="float">
            <text:p>1670.276534</text:p>
          </table:table-cell>
          <table:table-cell table:number-columns-repeated="2"/>
          <table:table-cell office:value-type="float" office:value="101.911185" calcext:value-type="float">
            <text:p>101.911185</text:p>
          </table:table-cell>
          <table:table-cell office:value-type="float" office:value="101.618797" calcext:value-type="float">
            <text:p>101.618797</text:p>
          </table:table-cell>
          <table:table-cell office:value-type="float" office:value="2734.523433" calcext:value-type="float">
            <text:p>2734.523433</text:p>
          </table:table-cell>
          <table:table-cell office:value-type="float" office:value="2703.401525" calcext:value-type="float">
            <text:p>2703.401525</text:p>
          </table:table-cell>
          <table:table-cell office:value-type="float" office:value="2684.154948" calcext:value-type="float">
            <text:p>2684.154948</text:p>
          </table:table-cell>
        </table:table-row>
        <table:table-row table:style-name="ro1">
          <table:table-cell office:value-type="float" office:value="9.88999" calcext:value-type="float">
            <text:p>9.88999</text:p>
          </table:table-cell>
          <table:table-cell office:value-type="float" office:value="1684.33921" calcext:value-type="float">
            <text:p>1684.33921</text:p>
          </table:table-cell>
          <table:table-cell table:number-columns-repeated="2"/>
          <table:table-cell office:value-type="float" office:value="99.613602" calcext:value-type="float">
            <text:p>99.613602</text:p>
          </table:table-cell>
          <table:table-cell office:value-type="float" office:value="103.597171" calcext:value-type="float">
            <text:p>103.597171</text:p>
          </table:table-cell>
          <table:table-cell office:value-type="float" office:value="2736.814369" calcext:value-type="float">
            <text:p>2736.814369</text:p>
          </table:table-cell>
          <table:table-cell office:value-type="float" office:value="2727.127546" calcext:value-type="float">
            <text:p>2727.127546</text:p>
          </table:table-cell>
          <table:table-cell office:value-type="float" office:value="2691.123486" calcext:value-type="float">
            <text:p>2691.123486</text:p>
          </table:table-cell>
        </table:table-row>
        <table:table-row table:style-name="ro1">
          <table:table-cell office:value-type="float" office:value="9.99399" calcext:value-type="float">
            <text:p>9.99399</text:p>
          </table:table-cell>
          <table:table-cell office:value-type="float" office:value="1667.874903" calcext:value-type="float">
            <text:p>1667.874903</text:p>
          </table:table-cell>
          <table:table-cell table:number-columns-repeated="2"/>
          <table:table-cell office:value-type="float" office:value="104.912266" calcext:value-type="float">
            <text:p>104.912266</text:p>
          </table:table-cell>
          <table:table-cell office:value-type="float" office:value="103.840792" calcext:value-type="float">
            <text:p>103.840792</text:p>
          </table:table-cell>
          <table:table-cell office:value-type="float" office:value="2753.896184" calcext:value-type="float">
            <text:p>2753.896184</text:p>
          </table:table-cell>
          <table:table-cell office:value-type="float" office:value="2707.238757" calcext:value-type="float">
            <text:p>2707.238757</text:p>
          </table:table-cell>
          <table:table-cell office:value-type="float" office:value="2699.172245" calcext:value-type="float">
            <text:p>2699.172245</text:p>
          </table:table-cell>
        </table:table-row>
        <table:table-row table:style-name="ro1">
          <table:table-cell office:value-type="float" office:value="9.93899" calcext:value-type="float">
            <text:p>9.93899</text:p>
          </table:table-cell>
          <table:table-cell office:value-type="float" office:value="1682.705531" calcext:value-type="float">
            <text:p>1682.705531</text:p>
          </table:table-cell>
          <table:table-cell table:number-columns-repeated="2"/>
          <table:table-cell office:value-type="float" office:value="96.714613" calcext:value-type="float">
            <text:p>96.714613</text:p>
          </table:table-cell>
          <table:table-cell office:value-type="float" office:value="99.014208" calcext:value-type="float">
            <text:p>99.014208</text:p>
          </table:table-cell>
          <table:table-cell office:value-type="float" office:value="2734.102763" calcext:value-type="float">
            <text:p>2734.102763</text:p>
          </table:table-cell>
          <table:table-cell office:value-type="float" office:value="2708.711369" calcext:value-type="float">
            <text:p>2708.711369</text:p>
          </table:table-cell>
          <table:table-cell office:value-type="float" office:value="2702.128723" calcext:value-type="float">
            <text:p>2702.128723</text:p>
          </table:table-cell>
        </table:table-row>
        <table:table-row table:style-name="ro1">
          <table:table-cell office:value-type="float" office:value="9.92599" calcext:value-type="float">
            <text:p>9.92599</text:p>
          </table:table-cell>
          <table:table-cell office:value-type="float" office:value="1668.934213" calcext:value-type="float">
            <text:p>1668.934213</text:p>
          </table:table-cell>
          <table:table-cell table:number-columns-repeated="2"/>
          <table:table-cell office:value-type="float" office:value="102.304182" calcext:value-type="float">
            <text:p>102.304182</text:p>
          </table:table-cell>
          <table:table-cell office:value-type="float" office:value="102.652692" calcext:value-type="float">
            <text:p>102.652692</text:p>
          </table:table-cell>
          <table:table-cell office:value-type="float" office:value="2758.787377" calcext:value-type="float">
            <text:p>2758.787377</text:p>
          </table:table-cell>
          <table:table-cell office:value-type="float" office:value="2734.650941" calcext:value-type="float">
            <text:p>2734.650941</text:p>
          </table:table-cell>
          <table:table-cell office:value-type="float" office:value="2688.684358" calcext:value-type="float">
            <text:p>2688.684358</text:p>
          </table:table-cell>
        </table:table-row>
        <table:table-row table:style-name="ro1">
          <table:table-cell office:value-type="float" office:value="9.85399" calcext:value-type="float">
            <text:p>9.85399</text:p>
          </table:table-cell>
          <table:table-cell office:value-type="float" office:value="1686.804196" calcext:value-type="float">
            <text:p>1686.804196</text:p>
          </table:table-cell>
          <table:table-cell table:number-columns-repeated="2"/>
          <table:table-cell office:value-type="float" office:value="102.016796" calcext:value-type="float">
            <text:p>102.016796</text:p>
          </table:table-cell>
          <table:table-cell office:value-type="float" office:value="103.595275" calcext:value-type="float">
            <text:p>103.595275</text:p>
          </table:table-cell>
          <table:table-cell office:value-type="float" office:value="2741.078062" calcext:value-type="float">
            <text:p>2741.078062</text:p>
          </table:table-cell>
          <table:table-cell office:value-type="float" office:value="2717.512107" calcext:value-type="float">
            <text:p>2717.512107</text:p>
          </table:table-cell>
          <table:table-cell office:value-type="float" office:value="2687.962496" calcext:value-type="float">
            <text:p>2687.962496</text:p>
          </table:table-cell>
        </table:table-row>
        <table:table-row table:style-name="ro1">
          <table:table-cell office:value-type="float" office:value="9.80999" calcext:value-type="float">
            <text:p>9.80999</text:p>
          </table:table-cell>
          <table:table-cell office:value-type="float" office:value="1685.96957" calcext:value-type="float">
            <text:p>1685.96957</text:p>
          </table:table-cell>
          <table:table-cell table:number-columns-repeated="2"/>
          <table:table-cell office:value-type="float" office:value="102.272386" calcext:value-type="float">
            <text:p>102.272386</text:p>
          </table:table-cell>
          <table:table-cell office:value-type="float" office:value="103.929376" calcext:value-type="float">
            <text:p>103.929376</text:p>
          </table:table-cell>
          <table:table-cell office:value-type="float" office:value="2737.577262" calcext:value-type="float">
            <text:p>2737.577262</text:p>
          </table:table-cell>
          <table:table-cell office:value-type="float" office:value="2726.12693" calcext:value-type="float">
            <text:p>2726.12693</text:p>
          </table:table-cell>
          <table:table-cell office:value-type="float" office:value="2697.91474" calcext:value-type="float">
            <text:p>2697.91474</text:p>
          </table:table-cell>
        </table:table-row>
        <table:table-row table:style-name="ro1">
          <table:table-cell office:value-type="float" office:value="9.96999" calcext:value-type="float">
            <text:p>9.96999</text:p>
          </table:table-cell>
          <table:table-cell office:value-type="float" office:value="1663.189978" calcext:value-type="float">
            <text:p>1663.189978</text:p>
          </table:table-cell>
          <table:table-cell table:number-columns-repeated="2"/>
          <table:table-cell table:formula="of:=SUM([.E1:.E10])" office:value-type="float" office:value="1005.72831" calcext:value-type="float">
            <text:p>1005.72831</text:p>
          </table:table-cell>
          <table:table-cell table:formula="of:=SUM([.F1:.F10])" office:value-type="float" office:value="927.199703" calcext:value-type="float">
            <text:p>927.199703</text:p>
          </table:table-cell>
          <table:table-cell table:formula="of:=SUM([.G1:.G10])" office:value-type="float" office:value="24917.346162" calcext:value-type="float">
            <text:p>24917.346162</text:p>
          </table:table-cell>
          <table:table-cell table:formula="of:=SUM([.H1:.H10])" office:value-type="float" office:value="24636.182425" calcext:value-type="float">
            <text:p>24636.182425</text:p>
          </table:table-cell>
          <table:table-cell table:formula="of:=SUM([.I1:.I10])" office:value-type="float" office:value="24384.863953" calcext:value-type="float">
            <text:p>24384.863953</text:p>
          </table:table-cell>
        </table:table-row>
        <table:table-row table:style-name="ro1">
          <table:table-cell office:value-type="float" office:value="9.621933" calcext:value-type="float">
            <text:p>9.621933</text:p>
          </table:table-cell>
          <table:table-cell office:value-type="float" office:value="1609.554164" calcext:value-type="float">
            <text:p>1609.554164</text:p>
          </table:table-cell>
          <table:table-cell table:number-columns-repeated="2"/>
          <table:table-cell table:style-name="ce1" table:formula="of:=AVERAGE([.E1:.E10])" office:value-type="float" office:value="100.572831" calcext:value-type="float">
            <text:p>100.572831</text:p>
          </table:table-cell>
          <table:table-cell table:style-name="ce1" table:formula="of:=AVERAGE([.F1:.F10])" office:value-type="float" office:value="92.7199703" calcext:value-type="float">
            <text:p>92.7199703</text:p>
          </table:table-cell>
          <table:table-cell table:style-name="ce1" table:formula="of:=AVERAGE([.G1:.G10])" office:value-type="float" office:value="2491.7346162" calcext:value-type="float">
            <text:p>2491.7346162</text:p>
          </table:table-cell>
          <table:table-cell table:style-name="ce1" table:formula="of:=AVERAGE([.H1:.H10])" office:value-type="float" office:value="2463.6182425" calcext:value-type="float">
            <text:p>2463.6182425</text:p>
          </table:table-cell>
          <table:table-cell table:style-name="ce1" table:formula="of:=AVERAGE([.I1:.I10])" office:value-type="float" office:value="2438.4863953" calcext:value-type="float">
            <text:p>2438.4863953</text:p>
          </table:table-cell>
        </table:table-row>
        <table:table-row table:style-name="ro1">
          <table:table-cell office:value-type="float" office:value="9.74099" calcext:value-type="float">
            <text:p>9.74099</text:p>
          </table:table-cell>
          <table:table-cell office:value-type="float" office:value="1643.539381" calcext:value-type="float">
            <text:p>1643.539381</text:p>
          </table:table-cell>
          <table:table-cell table:number-columns-repeated="2"/>
          <table:table-cell table:formula="of:=AVERAGE([.E1:.E10])*1000" office:value-type="float" office:value="100572.831" calcext:value-type="float">
            <text:p>100572.831</text:p>
          </table:table-cell>
          <table:table-cell table:formula="of:=AVERAGE([.F1:.F10])*1000" office:value-type="float" office:value="92719.9703" calcext:value-type="float">
            <text:p>92719.9703</text:p>
          </table:table-cell>
          <table:table-cell table:formula="of:=AVERAGE([.G1:.G10])*1000" office:value-type="float" office:value="2491734.6162" calcext:value-type="float">
            <text:p>2491734.6162</text:p>
          </table:table-cell>
          <table:table-cell table:formula="of:=AVERAGE([.H1:.H10])*1000" office:value-type="float" office:value="2463618.2425" calcext:value-type="float">
            <text:p>2463618.2425</text:p>
          </table:table-cell>
          <table:table-cell table:formula="of:=AVERAGE([.I1:.I10])*1000" office:value-type="float" office:value="2438486.3953" calcext:value-type="float">
            <text:p>2438486.3953</text:p>
          </table:table-cell>
        </table:table-row>
        <table:table-row table:style-name="ro1">
          <table:table-cell office:value-type="float" office:value="9.91699" calcext:value-type="float">
            <text:p>9.91699</text:p>
          </table:table-cell>
          <table:table-cell office:value-type="float" office:value="1589.566052" calcext:value-type="float">
            <text:p>1589.566052</text:p>
          </table:table-cell>
          <table:table-cell table:number-columns-repeated="7"/>
        </table:table-row>
        <table:table-row table:style-name="ro1">
          <table:table-cell office:value-type="float" office:value="9.88199" calcext:value-type="float">
            <text:p>9.88199</text:p>
          </table:table-cell>
          <table:table-cell office:value-type="float" office:value="1644.280399" calcext:value-type="float">
            <text:p>1644.280399</text:p>
          </table:table-cell>
          <table:table-cell table:number-columns-repeated="7"/>
        </table:table-row>
        <table:table-row table:style-name="ro1">
          <table:table-cell office:value-type="float" office:value="9.97099" calcext:value-type="float">
            <text:p>9.97099</text:p>
          </table:table-cell>
          <table:table-cell office:value-type="float" office:value="1666.051526" calcext:value-type="float">
            <text:p>1666.051526</text:p>
          </table:table-cell>
          <table:table-cell table:number-columns-repeated="7"/>
        </table:table-row>
        <table:table-row table:style-name="ro1">
          <table:table-cell table:formula="of:=SUM([.A1:.A16])" office:value-type="float" office:value="157.825783" calcext:value-type="float">
            <text:p>157.825783</text:p>
          </table:table-cell>
          <table:table-cell table:formula="of:=SUM([.B1:.B16])" office:value-type="float" office:value="26134.15169" calcext:value-type="float">
            <text:p>26134.15169</text:p>
          </table:table-cell>
          <table:table-cell table:number-columns-repeated="7"/>
        </table:table-row>
        <table:table-row table:style-name="ro1">
          <table:table-cell table:style-name="ce1" table:formula="of:=AVERAGE( [.A1:.A16])" office:value-type="float" office:value="9.8641114375" calcext:value-type="float">
            <text:p>9.8641114375</text:p>
          </table:table-cell>
          <table:table-cell table:style-name="ce1" table:formula="of:=AVERAGE( [.B1:.B16])" office:value-type="float" office:value="1633.384480625" calcext:value-type="float">
            <text:p>1633.38448062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table:formula="of:=AVERAGE([.A1:.A16])*1000" office:value-type="float" office:value="9864.1114375" calcext:value-type="float">
            <text:p>9864.1114375</text:p>
          </table:table-cell>
          <table:table-cell table:formula="of:=AVERAGE([.B1:.B16])*1000" office:value-type="float" office:value="1633384.480625" calcext:value-type="float">
            <text:p>1633384.480625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6.923198" calcext:value-type="float">
            <text:p>16.923198</text:p>
          </table:table-cell>
          <table:table-cell table:style-name="ce3" table:formula="of:=[.B22]*1000" office:value-type="float" office:value="16923.198" calcext:value-type="float">
            <text:p>16923.2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0.818798" calcext:value-type="float">
            <text:p>20.818798</text:p>
          </table:table-cell>
          <table:table-cell table:style-name="ce3" table:formula="of:=[.B23]*1000" office:value-type="float" office:value="20818.798" calcext:value-type="float">
            <text:p>20818.8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9.157998" calcext:value-type="float">
            <text:p>19.157998</text:p>
          </table:table-cell>
          <table:table-cell table:style-name="ce3" table:formula="of:=[.B24]*1000" office:value-type="float" office:value="19157.998" calcext:value-type="float">
            <text:p>19158.0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9.695998" calcext:value-type="float">
            <text:p>19.695998</text:p>
          </table:table-cell>
          <table:table-cell table:style-name="ce3" table:formula="of:=[.B25]*1000" office:value-type="float" office:value="19695.998" calcext:value-type="float">
            <text:p>19696.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22.282398" calcext:value-type="float">
            <text:p>22.282398</text:p>
          </table:table-cell>
          <table:table-cell table:style-name="ce3" table:formula="of:=[.B26]*1000" office:value-type="float" office:value="22282.398" calcext:value-type="float">
            <text:p>22282.4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2.575998" calcext:value-type="float">
            <text:p>22.575998</text:p>
          </table:table-cell>
          <table:table-cell table:style-name="ce3" table:formula="of:=[.B27]*1000" office:value-type="float" office:value="22575.998" calcext:value-type="float">
            <text:p>22576.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23.290798" calcext:value-type="float">
            <text:p>23.290798</text:p>
          </table:table-cell>
          <table:table-cell table:style-name="ce3" table:formula="of:=[.B28]*1000" office:value-type="float" office:value="23290.798" calcext:value-type="float">
            <text:p>23290.8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23.958798" calcext:value-type="float">
            <text:p>23.958798</text:p>
          </table:table-cell>
          <table:table-cell table:style-name="ce3" table:formula="of:=[.B29]*1000" office:value-type="float" office:value="23958.798" calcext:value-type="float">
            <text:p>23958.8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3.873998" calcext:value-type="float">
            <text:p>23.873998</text:p>
          </table:table-cell>
          <table:table-cell table:style-name="ce3" table:formula="of:=[.B30]*1000" office:value-type="float" office:value="23873.998" calcext:value-type="float">
            <text:p>23874.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23.882798" calcext:value-type="float">
            <text:p>23.882798</text:p>
          </table:table-cell>
          <table:table-cell table:style-name="ce3" table:formula="of:=[.B31]*1000" office:value-type="float" office:value="23882.798" calcext:value-type="float">
            <text:p>23882.8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23.901198" calcext:value-type="float">
            <text:p>23.901198</text:p>
          </table:table-cell>
          <table:table-cell table:style-name="ce3" table:formula="of:=[.B32]*1000" office:value-type="float" office:value="23901.198" calcext:value-type="float">
            <text:p>23901.2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3.557598" calcext:value-type="float">
            <text:p>23.557598</text:p>
          </table:table-cell>
          <table:table-cell table:style-name="ce3" table:formula="of:=[.B33]*1000" office:value-type="float" office:value="23557.598" calcext:value-type="float">
            <text:p>23557.6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23.342398" calcext:value-type="float">
            <text:p>23.342398</text:p>
          </table:table-cell>
          <table:table-cell table:style-name="ce3" table:formula="of:=[.B34]*1000" office:value-type="float" office:value="23342.398" calcext:value-type="float">
            <text:p>23342.4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23.493998" calcext:value-type="float">
            <text:p>23.493998</text:p>
          </table:table-cell>
          <table:table-cell table:style-name="ce3" table:formula="of:=[.B35]*1000" office:value-type="float" office:value="23493.998" calcext:value-type="float">
            <text:p>23494.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3.141798" calcext:value-type="float">
            <text:p>23.141798</text:p>
          </table:table-cell>
          <table:table-cell table:style-name="ce3" table:formula="of:=[.B36]*1000" office:value-type="float" office:value="23141.798" calcext:value-type="float">
            <text:p>23141.8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23.193198" calcext:value-type="float">
            <text:p>23.193198</text:p>
          </table:table-cell>
          <table:table-cell table:style-name="ce3" table:formula="of:=[.B37]*1000" office:value-type="float" office:value="23193.198" calcext:value-type="float">
            <text:p>23193.2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23.213598" calcext:value-type="float">
            <text:p>23.213598</text:p>
          </table:table-cell>
          <table:table-cell table:style-name="ce3" table:formula="of:=[.B38]*1000" office:value-type="float" office:value="23213.598" calcext:value-type="float">
            <text:p>23213.6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3.336398" calcext:value-type="float">
            <text:p>23.336398</text:p>
          </table:table-cell>
          <table:table-cell table:style-name="ce3" table:formula="of:=[.B39]*1000" office:value-type="float" office:value="23336.398" calcext:value-type="float">
            <text:p>23336.4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23.241198" calcext:value-type="float">
            <text:p>23.241198</text:p>
          </table:table-cell>
          <table:table-cell table:style-name="ce3" table:formula="of:=[.B40]*1000" office:value-type="float" office:value="23241.198" calcext:value-type="float">
            <text:p>23241.2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23.201998" calcext:value-type="float">
            <text:p>23.201998</text:p>
          </table:table-cell>
          <table:table-cell table:style-name="ce3" table:formula="of:=[.B41]*1000" office:value-type="float" office:value="23201.998" calcext:value-type="float">
            <text:p>23202.00</text:p>
          </table:table-cell>
          <table:table-cell table:number-columns-repeated="6"/>
        </table:table-row>
      </table:table>
      <table:table table:name="Cbench" table:style-name="ta1">
        <table:shapes>
          <draw:frame draw:z-index="0" draw:style-name="gr1" draw:text-style-name="P1" svg:width="617.67pt" svg:height="322.36pt" svg:x="2.83pt" svg:y="66.84pt">
            <loext:p draw:notify-on-update-of-ranges="Cbench.A2:Cbench.A5 Cbench.B1:Cbench.B1 Cbench.B2:Cbench.B5 Cbench.A2:Cbench.A5 Cbench.C1:Cbench.C1 Cbench.C2:Cbench.C5 Cbench.A2:Cbench.A5 Cbench.D1:Cbench.D1 Cbench.D2:Cbench.D5 Cbench.A2:Cbench.A5 Cbench.E1:Cbench.E1 Cbench.E2:Cbench.E5 Cbench.A2:Cbench.A5 Cbench.F1:Cbench.F1 Cbench.F2:Cbench.F5 Cbench.A2:Cbench.A5 Cbench.G1:Cbench.G1 Cbench.G2:Cbench.G5 Cbench.A2:Cbench.A5 Cbench.H1:Cbench.H1 Cbench.H2:Cbench.H5 Cbench.A2:Cbench.A5 Cbench.I1:Cbench.I1 Cbench.I2:Cbench.I5 Cbench.A2:Cbench.A5 Cbench.J1:Cbench.J1 Cbench.J2:Cbench.J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4"/>
        <table:table-column table:style-name="co2" table:default-cell-style-name="ce4"/>
        <table:table-column table:style-name="co1" table:number-columns-repeated="1019" table:default-cell-style-name="ce4"/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Floodlight</text:p>
          </table:table-cell>
          <table:table-cell office:value-type="string" calcext:value-type="string">
            <text:p>OpenDaylight</text:p>
          </table:table-cell>
          <table:table-cell office:value-type="string" calcext:value-type="string">
            <text:p>ONOS</text:p>
          </table:table-cell>
          <table:table-cell office:value-type="string" calcext:value-type="string">
            <text:p>Ryu</text:p>
          </table:table-cell>
          <table:table-cell office:value-type="string" calcext:value-type="string">
            <text:p>OpenMul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Maestro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64.1114375" calcext:value-type="float">
            <text:p>9864.1114375</text:p>
          </table:table-cell>
          <table:table-cell table:style-name="ce5" office:value-type="float" office:value="1383.1865" calcext:value-type="float">
            <text:p>1383.1865</text:p>
          </table:table-cell>
          <table:table-cell table:style-name="ce1" office:value-type="float" office:value="40637.0206875" calcext:value-type="float">
            <text:p>40637.0206875</text:p>
          </table:table-cell>
          <table:table-cell table:style-name="ce5" office:value-type="float" office:value="20978.417375" calcext:value-type="float">
            <text:p>20978.417375</text:p>
          </table:table-cell>
          <table:table-cell office:value-type="float" office:value="75293.794" calcext:value-type="float">
            <text:p>75293.794</text:p>
          </table:table-cell>
          <table:table-cell table:style-name="ce5" office:value-type="float" office:value="5228.12" calcext:value-type="float">
            <text:p>5228.12</text:p>
          </table:table-cell>
          <table:table-cell table:style-name="ce5" office:value-type="float" office:value="60572.831" calcext:value-type="float">
            <text:p>60572.831</text:p>
          </table:table-cell>
          <table:table-cell table:style-name="ce5" office:value-type="float" office:value="40300.81875" calcext:value-type="float">
            <text:p>40300.81875</text:p>
          </table:table-cell>
          <table:table-cell office:value-type="float" office:value="31259.929375" calcext:value-type="float">
            <text:p>31259.92937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75.1144375" calcext:value-type="float">
            <text:p>9975.1144375</text:p>
          </table:table-cell>
          <table:table-cell table:style-name="ce5" office:value-type="float" office:value="2339.998" calcext:value-type="float">
            <text:p>2339.998</text:p>
          </table:table-cell>
          <table:table-cell office:value-type="float" office:value="64064.061375" calcext:value-type="float">
            <text:p>64064.061375</text:p>
          </table:table-cell>
          <table:table-cell table:style-name="ce5" office:value-type="float" office:value="31936.167875" calcext:value-type="float">
            <text:p>31936.167875</text:p>
          </table:table-cell>
          <table:table-cell office:value-type="float" office:value="79587.963" calcext:value-type="float">
            <text:p>79587.963</text:p>
          </table:table-cell>
          <table:table-cell office:value-type="float" office:value="5496.8698125" calcext:value-type="float">
            <text:p>5496.8698125</text:p>
          </table:table-cell>
          <table:table-cell table:style-name="ce5" office:value-type="float" office:value="61899.9101" calcext:value-type="float">
            <text:p>61899.9101</text:p>
          </table:table-cell>
          <table:table-cell office:value-type="float" office:value="49719.1146875" calcext:value-type="float">
            <text:p>49719.1146875</text:p>
          </table:table-cell>
          <table:table-cell office:value-type="float" office:value="39768.6985625" calcext:value-type="float">
            <text:p>39768.698562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87.299375" calcext:value-type="float">
            <text:p>9987.299375</text:p>
          </table:table-cell>
          <table:table-cell table:style-name="ce1" office:value-type="float" office:value="3634.36475" calcext:value-type="float">
            <text:p>3634.36475</text:p>
          </table:table-cell>
          <table:table-cell table:style-name="ce5" office:value-type="float" office:value="79119.483" calcext:value-type="float">
            <text:p>79119.483</text:p>
          </table:table-cell>
          <table:table-cell table:style-name="ce1" office:value-type="float" office:value="26375.1698125" calcext:value-type="float">
            <text:p>26375.1698125</text:p>
          </table:table-cell>
          <table:table-cell office:value-type="float" office:value="81275.074" calcext:value-type="float">
            <text:p>81275.074</text:p>
          </table:table-cell>
          <table:table-cell table:style-name="ce5" office:value-type="float" office:value="5763.4315" calcext:value-type="float">
            <text:p>5763.4315</text:p>
          </table:table-cell>
          <table:table-cell table:style-name="ce5" office:value-type="float" office:value="71778.6206" calcext:value-type="float">
            <text:p>71778.6206</text:p>
          </table:table-cell>
          <table:table-cell office:value-type="float" office:value="52030.966125" calcext:value-type="float">
            <text:p>52030.966125</text:p>
          </table:table-cell>
          <table:table-cell office:value-type="float" office:value="30971.004375" calcext:value-type="float">
            <text:p>30971.00437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18.6073125" calcext:value-type="float">
            <text:p>10118.6073125</text:p>
          </table:table-cell>
          <table:table-cell office:value-type="float" office:value="4872.6746875" calcext:value-type="float">
            <text:p>4872.6746875</text:p>
          </table:table-cell>
          <table:table-cell table:style-name="ce5" office:value-type="float" office:value="84915.017" calcext:value-type="float">
            <text:p>84915.017</text:p>
          </table:table-cell>
          <table:table-cell table:style-name="ce5" office:value-type="float" office:value="42911.2915625" calcext:value-type="float">
            <text:p>42911.2915625</text:p>
          </table:table-cell>
          <table:table-cell table:style-name="ce5" office:value-type="float" office:value="82338.093" calcext:value-type="float">
            <text:p>82338.093</text:p>
          </table:table-cell>
          <table:table-cell table:style-name="ce5" office:value-type="float" office:value="5927.369" calcext:value-type="float">
            <text:p>5927.369</text:p>
          </table:table-cell>
          <table:table-cell table:style-name="ce5" office:value-type="float" office:value="76374.0203" calcext:value-type="float">
            <text:p>76374.0203</text:p>
          </table:table-cell>
          <table:table-cell table:style-name="ce5" office:value-type="float" office:value="51637.646" calcext:value-type="float">
            <text:p>51637.646</text:p>
          </table:table-cell>
          <table:table-cell table:style-name="ce5" office:value-type="float" office:value="32797.9785" calcext:value-type="float">
            <text:p>32797.9785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ench1" table:style-name="ta1">
        <table:shapes>
          <draw:frame draw:z-index="0" draw:style-name="gr1" draw:text-style-name="P1" svg:width="593.94pt" svg:height="332.79pt" svg:x="41.19pt" svg:y="322.36pt">
            <loext:p draw:notify-on-update-of-ranges="Cbench1.A1:Cbench1.A1 Cbench1.A2:Cbench1.A21 Cbench1.B1:Cbench1.B1 Cbench1.B2:Cbench1.B21 Cbench1.A1:Cbench1.A1 Cbench1.A2:Cbench1.A21 Cbench1.C1:Cbench1.C1 Cbench1.C2:Cbench1.C21 Cbench1.A1:Cbench1.A1 Cbench1.A2:Cbench1.A21 Cbench1.D1:Cbench1.D1 Cbench1.D2:Cbench1.D21 Cbench1.A1:Cbench1.A1 Cbench1.A2:Cbench1.A21 Cbench1.E1:Cbench1.E1 Cbench1.E2:Cbench1.E21 Cbench1.A1:Cbench1.A1 Cbench1.A2:Cbench1.A21 Cbench1.F1:Cbench1.F1 Cbench1.F2:Cbench1.F21 Cbench1.A1:Cbench1.A1 Cbench1.A2:Cbench1.A21 Cbench1.G1:Cbench1.G1 Cbench1.G2:Cbench1.G21 Cbench1.A1:Cbench1.A1 Cbench1.A2:Cbench1.A21 Cbench1.H1:Cbench1.H1 Cbench1.H2:Cbench1.H21 Cbench1.A1:Cbench1.A1 Cbench1.A2:Cbench1.A21 Cbench1.I1:Cbench1.I1 Cbench1.I2:Cbench1.I21 Cbench1.A1:Cbench1.A1 Cbench1.A2:Cbench1.A21 Cbench1.J1:Cbench1.J1 Cbench1.J2:Cbench1.J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4"/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Floodlight</text:p>
          </table:table-cell>
          <table:table-cell office:value-type="string" calcext:value-type="string">
            <text:p>OpenDaylight</text:p>
          </table:table-cell>
          <table:table-cell office:value-type="string" calcext:value-type="string">
            <text:p>ONOS</text:p>
          </table:table-cell>
          <table:table-cell office:value-type="string" calcext:value-type="string">
            <text:p>Ryu</text:p>
          </table:table-cell>
          <table:table-cell office:value-type="string" calcext:value-type="string">
            <text:p>OpenMul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Maestro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4930.4" calcext:value-type="float">
            <text:p>4,930.40</text:p>
          </table:table-cell>
          <table:table-cell table:style-name="Default" office:value-type="float" office:value="2691.3" calcext:value-type="float">
            <text:p>2691.3</text:p>
          </table:table-cell>
          <table:table-cell office:value-type="float" office:value="70267.86" calcext:value-type="float">
            <text:p>70267.86</text:p>
          </table:table-cell>
          <table:table-cell table:style-name="ce5" office:value-type="float" office:value="37104.29" calcext:value-type="float">
            <text:p>37104.29</text:p>
          </table:table-cell>
          <table:table-cell office:value-type="float" office:value="62887.35" calcext:value-type="float">
            <text:p>62887.35</text:p>
          </table:table-cell>
          <table:table-cell table:style-name="ce5" office:value-type="float" office:value="5965.5" calcext:value-type="float">
            <text:p>5965.5</text:p>
          </table:table-cell>
          <table:table-cell table:style-name="ce5" office:value-type="float" office:value="28824.4" calcext:value-type="float">
            <text:p>28824.4</text:p>
          </table:table-cell>
          <table:table-cell table:style-name="ce5" office:value-type="float" office:value="77011.79" calcext:value-type="float">
            <text:p>77011.79</text:p>
          </table:table-cell>
          <table:table-cell office:value-type="float" office:value="16923.2" calcext:value-type="float">
            <text:p>16923.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4121.1" calcext:value-type="float">
            <text:p>4121.100</text:p>
          </table:table-cell>
          <table:table-cell table:style-name="Default" office:value-type="float" office:value="3760.2" calcext:value-type="float">
            <text:p>3760.2</text:p>
          </table:table-cell>
          <table:table-cell office:value-type="float" office:value="87887.23" calcext:value-type="float">
            <text:p>87887.23</text:p>
          </table:table-cell>
          <table:table-cell table:style-name="ce5" office:value-type="float" office:value="34932.3" calcext:value-type="float">
            <text:p>34932.3</text:p>
          </table:table-cell>
          <table:table-cell office:value-type="float" office:value="82547.76" calcext:value-type="float">
            <text:p>82547.76</text:p>
          </table:table-cell>
          <table:table-cell office:value-type="float" office:value="6072" calcext:value-type="float">
            <text:p>6072</text:p>
          </table:table-cell>
          <table:table-cell table:style-name="ce5" office:value-type="float" office:value="31941.69" calcext:value-type="float">
            <text:p>31941.69</text:p>
          </table:table-cell>
          <table:table-cell office:value-type="float" office:value="77470.92" calcext:value-type="float">
            <text:p>77470.92</text:p>
          </table:table-cell>
          <table:table-cell office:value-type="float" office:value="20818.8" calcext:value-type="float">
            <text:p>20818.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4126.2" calcext:value-type="float">
            <text:p>4126.200</text:p>
          </table:table-cell>
          <table:table-cell table:style-name="Default" office:value-type="float" office:value="3733.6" calcext:value-type="float">
            <text:p>3733.6</text:p>
          </table:table-cell>
          <table:table-cell office:value-type="float" office:value="88313.62" calcext:value-type="float">
            <text:p>88313.62</text:p>
          </table:table-cell>
          <table:table-cell table:style-name="ce5" office:value-type="float" office:value="38227.12" calcext:value-type="float">
            <text:p>38227.12</text:p>
          </table:table-cell>
          <table:table-cell office:value-type="float" office:value="83639.27" calcext:value-type="float">
            <text:p>83639.27</text:p>
          </table:table-cell>
          <table:table-cell table:style-name="ce5" office:value-type="float" office:value="6057.6" calcext:value-type="float">
            <text:p>6057.6</text:p>
          </table:table-cell>
          <table:table-cell table:style-name="ce5" office:value-type="float" office:value="31762.4" calcext:value-type="float">
            <text:p>31762.4</text:p>
          </table:table-cell>
          <table:table-cell office:value-type="float" office:value="77611.99" calcext:value-type="float">
            <text:p>77611.99</text:p>
          </table:table-cell>
          <table:table-cell office:value-type="float" office:value="19158" calcext:value-type="float">
            <text:p>19158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4382.6" calcext:value-type="float">
            <text:p>4382.600</text:p>
          </table:table-cell>
          <table:table-cell table:style-name="Default" office:value-type="float" office:value="3770.2" calcext:value-type="float">
            <text:p>3770.2</text:p>
          </table:table-cell>
          <table:table-cell office:value-type="float" office:value="87981.36" calcext:value-type="float">
            <text:p>87981.36</text:p>
          </table:table-cell>
          <table:table-cell table:style-name="ce5" office:value-type="float" office:value="38692.1" calcext:value-type="float">
            <text:p>38692.1</text:p>
          </table:table-cell>
          <table:table-cell table:style-name="ce5" office:value-type="float" office:value="85031.87" calcext:value-type="float">
            <text:p>85031.87</text:p>
          </table:table-cell>
          <table:table-cell table:style-name="ce5" office:value-type="float" office:value="6072" calcext:value-type="float">
            <text:p>6072</text:p>
          </table:table-cell>
          <table:table-cell table:style-name="ce5" office:value-type="float" office:value="30969" calcext:value-type="float">
            <text:p>30969</text:p>
          </table:table-cell>
          <table:table-cell table:style-name="ce5" office:value-type="float" office:value="77765.18" calcext:value-type="float">
            <text:p>77765.18</text:p>
          </table:table-cell>
          <table:table-cell table:style-name="ce5" office:value-type="float" office:value="19696" calcext:value-type="float">
            <text:p>19696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4367.4" calcext:value-type="float">
            <text:p>4367.400</text:p>
          </table:table-cell>
          <table:table-cell table:style-name="Default" office:value-type="float" office:value="3738" calcext:value-type="float">
            <text:p>3738</text:p>
          </table:table-cell>
          <table:table-cell office:value-type="float" office:value="88836.76" calcext:value-type="float">
            <text:p>88836.76</text:p>
          </table:table-cell>
          <table:table-cell office:value-type="float" office:value="38042.55" calcext:value-type="float">
            <text:p>38042.55</text:p>
          </table:table-cell>
          <table:table-cell office:value-type="float" office:value="85110.41" calcext:value-type="float">
            <text:p>85110.41</text:p>
          </table:table-cell>
          <table:table-cell office:value-type="float" office:value="6088.9" calcext:value-type="float">
            <text:p>6088.9</text:p>
          </table:table-cell>
          <table:table-cell office:value-type="float" office:value="31778.6" calcext:value-type="float">
            <text:p>31778.6</text:p>
          </table:table-cell>
          <table:table-cell office:value-type="float" office:value="77731.35" calcext:value-type="float">
            <text:p>77731.35</text:p>
          </table:table-cell>
          <table:table-cell office:value-type="float" office:value="22282.4" calcext:value-type="float">
            <text:p>22282.4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4090.2" calcext:value-type="float">
            <text:p>4090.200</text:p>
          </table:table-cell>
          <table:table-cell table:style-name="Default" office:value-type="float" office:value="3767.4" calcext:value-type="float">
            <text:p>3767.4</text:p>
          </table:table-cell>
          <table:table-cell office:value-type="float" office:value="89193.84" calcext:value-type="float">
            <text:p>89193.84</text:p>
          </table:table-cell>
          <table:table-cell office:value-type="float" office:value="38604.85" calcext:value-type="float">
            <text:p>38604.85</text:p>
          </table:table-cell>
          <table:table-cell office:value-type="float" office:value="83252.7" calcext:value-type="float">
            <text:p>83252.7</text:p>
          </table:table-cell>
          <table:table-cell office:value-type="float" office:value="6076.8" calcext:value-type="float">
            <text:p>6076.8</text:p>
          </table:table-cell>
          <table:table-cell office:value-type="float" office:value="32031.8" calcext:value-type="float">
            <text:p>32031.8</text:p>
          </table:table-cell>
          <table:table-cell office:value-type="float" office:value="78030.25" calcext:value-type="float">
            <text:p>78030.25</text:p>
          </table:table-cell>
          <table:table-cell office:value-type="float" office:value="22576" calcext:value-type="float">
            <text:p>2257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3925.4" calcext:value-type="float">
            <text:p>3925.400</text:p>
          </table:table-cell>
          <table:table-cell table:style-name="Default" office:value-type="float" office:value="3747.6" calcext:value-type="float">
            <text:p>3747.6</text:p>
          </table:table-cell>
          <table:table-cell office:value-type="float" office:value="91292.16" calcext:value-type="float">
            <text:p>91292.16</text:p>
          </table:table-cell>
          <table:table-cell office:value-type="float" office:value="38358.7" calcext:value-type="float">
            <text:p>38358.7</text:p>
          </table:table-cell>
          <table:table-cell office:value-type="float" office:value="83561.97" calcext:value-type="float">
            <text:p>83561.97</text:p>
          </table:table-cell>
          <table:table-cell office:value-type="float" office:value="6072.3" calcext:value-type="float">
            <text:p>6072.3</text:p>
          </table:table-cell>
          <table:table-cell office:value-type="float" office:value="31281" calcext:value-type="float">
            <text:p>31281</text:p>
          </table:table-cell>
          <table:table-cell office:value-type="float" office:value="77883.98" calcext:value-type="float">
            <text:p>77883.98</text:p>
          </table:table-cell>
          <table:table-cell office:value-type="float" office:value="23290.8" calcext:value-type="float">
            <text:p>23290.8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4133.5" calcext:value-type="float">
            <text:p>4133.500</text:p>
          </table:table-cell>
          <table:table-cell table:style-name="Default" office:value-type="float" office:value="3715" calcext:value-type="float">
            <text:p>3715</text:p>
          </table:table-cell>
          <table:table-cell office:value-type="float" office:value="89225.98" calcext:value-type="float">
            <text:p>89225.98</text:p>
          </table:table-cell>
          <table:table-cell office:value-type="float" office:value="38260.84" calcext:value-type="float">
            <text:p>38260.84</text:p>
          </table:table-cell>
          <table:table-cell office:value-type="float" office:value="83053.76" calcext:value-type="float">
            <text:p>83053.76</text:p>
          </table:table-cell>
          <table:table-cell office:value-type="float" office:value="6051.7" calcext:value-type="float">
            <text:p>6051.7</text:p>
          </table:table-cell>
          <table:table-cell office:value-type="float" office:value="32205.5" calcext:value-type="float">
            <text:p>32205.5</text:p>
          </table:table-cell>
          <table:table-cell office:value-type="float" office:value="77426.79" calcext:value-type="float">
            <text:p>77426.79</text:p>
          </table:table-cell>
          <table:table-cell office:value-type="float" office:value="23958.8" calcext:value-type="float">
            <text:p>23958.8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4035" calcext:value-type="float">
            <text:p>4035.000</text:p>
          </table:table-cell>
          <table:table-cell table:style-name="Default" office:value-type="float" office:value="3723.3" calcext:value-type="float">
            <text:p>3723.3</text:p>
          </table:table-cell>
          <table:table-cell office:value-type="float" office:value="89809.46" calcext:value-type="float">
            <text:p>89809.46</text:p>
          </table:table-cell>
          <table:table-cell office:value-type="float" office:value="38458.85" calcext:value-type="float">
            <text:p>38458.85</text:p>
          </table:table-cell>
          <table:table-cell office:value-type="float" office:value="83284.28" calcext:value-type="float">
            <text:p>83284.28</text:p>
          </table:table-cell>
          <table:table-cell office:value-type="float" office:value="6048" calcext:value-type="float">
            <text:p>6048</text:p>
          </table:table-cell>
          <table:table-cell office:value-type="float" office:value="31590.1" calcext:value-type="float">
            <text:p>31590.1</text:p>
          </table:table-cell>
          <table:table-cell office:value-type="float" office:value="77399.16" calcext:value-type="float">
            <text:p>77399.16</text:p>
          </table:table-cell>
          <table:table-cell office:value-type="float" office:value="23874" calcext:value-type="float">
            <text:p>23874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4125.3" calcext:value-type="float">
            <text:p>4125.300</text:p>
          </table:table-cell>
          <table:table-cell table:style-name="Default" office:value-type="float" office:value="3763.3" calcext:value-type="float">
            <text:p>3763.3</text:p>
          </table:table-cell>
          <table:table-cell office:value-type="float" office:value="91848.18" calcext:value-type="float">
            <text:p>91848.18</text:p>
          </table:table-cell>
          <table:table-cell office:value-type="float" office:value="38666.19" calcext:value-type="float">
            <text:p>38666.19</text:p>
          </table:table-cell>
          <table:table-cell office:value-type="float" office:value="84636.61" calcext:value-type="float">
            <text:p>84636.61</text:p>
          </table:table-cell>
          <table:table-cell office:value-type="float" office:value="6078.7" calcext:value-type="float">
            <text:p>6078.7</text:p>
          </table:table-cell>
          <table:table-cell office:value-type="float" office:value="30266.4" calcext:value-type="float">
            <text:p>30266.4</text:p>
          </table:table-cell>
          <table:table-cell office:value-type="float" office:value="77108.67" calcext:value-type="float">
            <text:p>77108.67</text:p>
          </table:table-cell>
          <table:table-cell office:value-type="float" office:value="23882.8" calcext:value-type="float">
            <text:p>23882.8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4438.6" calcext:value-type="float">
            <text:p>4438.600</text:p>
          </table:table-cell>
          <table:table-cell table:style-name="Default" office:value-type="float" office:value="3751.3" calcext:value-type="float">
            <text:p>3751.3</text:p>
          </table:table-cell>
          <table:table-cell office:value-type="float" office:value="89415.63" calcext:value-type="float">
            <text:p>89415.63</text:p>
          </table:table-cell>
          <table:table-cell office:value-type="float" office:value="38127.5" calcext:value-type="float">
            <text:p>38127.5</text:p>
          </table:table-cell>
          <table:table-cell office:value-type="float" office:value="83703.22" calcext:value-type="float">
            <text:p>83703.22</text:p>
          </table:table-cell>
          <table:table-cell office:value-type="float" office:value="6032.3" calcext:value-type="float">
            <text:p>6032.3</text:p>
          </table:table-cell>
          <table:table-cell office:value-type="float" office:value="30151.5" calcext:value-type="float">
            <text:p>30151.5</text:p>
          </table:table-cell>
          <table:table-cell office:value-type="float" office:value="77613.18" calcext:value-type="float">
            <text:p>77613.18</text:p>
          </table:table-cell>
          <table:table-cell office:value-type="float" office:value="23901.2" calcext:value-type="float">
            <text:p>23901.2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4020.8" calcext:value-type="float">
            <text:p>4020.800</text:p>
          </table:table-cell>
          <table:table-cell table:style-name="Default" office:value-type="float" office:value="3748.4" calcext:value-type="float">
            <text:p>3748.4</text:p>
          </table:table-cell>
          <table:table-cell office:value-type="float" office:value="87345.12" calcext:value-type="float">
            <text:p>87345.12</text:p>
          </table:table-cell>
          <table:table-cell office:value-type="float" office:value="38471.8" calcext:value-type="float">
            <text:p>38471.8</text:p>
          </table:table-cell>
          <table:table-cell office:value-type="float" office:value="84132.3" calcext:value-type="float">
            <text:p>84132.3</text:p>
          </table:table-cell>
          <table:table-cell office:value-type="float" office:value="6048" calcext:value-type="float">
            <text:p>6048</text:p>
          </table:table-cell>
          <table:table-cell office:value-type="float" office:value="32067.2" calcext:value-type="float">
            <text:p>32067.2</text:p>
          </table:table-cell>
          <table:table-cell office:value-type="float" office:value="77832.88" calcext:value-type="float">
            <text:p>77832.88</text:p>
          </table:table-cell>
          <table:table-cell office:value-type="float" office:value="23557.6" calcext:value-type="float">
            <text:p>23557.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4023.6" calcext:value-type="float">
            <text:p>4023.600</text:p>
          </table:table-cell>
          <table:table-cell table:style-name="Default" office:value-type="float" office:value="3761.8" calcext:value-type="float">
            <text:p>3761.8</text:p>
          </table:table-cell>
          <table:table-cell office:value-type="float" office:value="88879.91" calcext:value-type="float">
            <text:p>88879.91</text:p>
          </table:table-cell>
          <table:table-cell office:value-type="float" office:value="35847.4" calcext:value-type="float">
            <text:p>35847.4</text:p>
          </table:table-cell>
          <table:table-cell office:value-type="float" office:value="84002.01" calcext:value-type="float">
            <text:p>84002.01</text:p>
          </table:table-cell>
          <table:table-cell office:value-type="float" office:value="6048.2" calcext:value-type="float">
            <text:p>6048.2</text:p>
          </table:table-cell>
          <table:table-cell office:value-type="float" office:value="32078.5" calcext:value-type="float">
            <text:p>32078.5</text:p>
          </table:table-cell>
          <table:table-cell office:value-type="float" office:value="75637.65" calcext:value-type="float">
            <text:p>75637.65</text:p>
          </table:table-cell>
          <table:table-cell office:value-type="float" office:value="23342.4" calcext:value-type="float">
            <text:p>23342.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4090.7" calcext:value-type="float">
            <text:p>4090.700</text:p>
          </table:table-cell>
          <table:table-cell table:style-name="Default" office:value-type="float" office:value="3770.3" calcext:value-type="float">
            <text:p>3770.3</text:p>
          </table:table-cell>
          <table:table-cell office:value-type="float" office:value="87742.86" calcext:value-type="float">
            <text:p>87742.86</text:p>
          </table:table-cell>
          <table:table-cell office:value-type="float" office:value="38357.8" calcext:value-type="float">
            <text:p>38357.8</text:p>
          </table:table-cell>
          <table:table-cell office:value-type="float" office:value="84294.81" calcext:value-type="float">
            <text:p>84294.81</text:p>
          </table:table-cell>
          <table:table-cell office:value-type="float" office:value="6025" calcext:value-type="float">
            <text:p>6025</text:p>
          </table:table-cell>
          <table:table-cell office:value-type="float" office:value="31745.5" calcext:value-type="float">
            <text:p>31745.5</text:p>
          </table:table-cell>
          <table:table-cell office:value-type="float" office:value="76025.42" calcext:value-type="float">
            <text:p>76025.42</text:p>
          </table:table-cell>
          <table:table-cell office:value-type="float" office:value="23494" calcext:value-type="float">
            <text:p>2349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4475.9" calcext:value-type="float">
            <text:p>4475.900</text:p>
          </table:table-cell>
          <table:table-cell table:style-name="Default" office:value-type="float" office:value="3702.8" calcext:value-type="float">
            <text:p>3702.8</text:p>
          </table:table-cell>
          <table:table-cell office:value-type="float" office:value="89215.78" calcext:value-type="float">
            <text:p>89215.78</text:p>
          </table:table-cell>
          <table:table-cell office:value-type="float" office:value="36731.89" calcext:value-type="float">
            <text:p>36731.89</text:p>
          </table:table-cell>
          <table:table-cell office:value-type="float" office:value="82746.56" calcext:value-type="float">
            <text:p>82746.56</text:p>
          </table:table-cell>
          <table:table-cell office:value-type="float" office:value="6033.6" calcext:value-type="float">
            <text:p>6033.6</text:p>
          </table:table-cell>
          <table:table-cell office:value-type="float" office:value="30987.3" calcext:value-type="float">
            <text:p>30987.3</text:p>
          </table:table-cell>
          <table:table-cell office:value-type="float" office:value="75969.55" calcext:value-type="float">
            <text:p>75969.55</text:p>
          </table:table-cell>
          <table:table-cell office:value-type="float" office:value="23141.8" calcext:value-type="float">
            <text:p>23141.8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float" office:value="4036.8" calcext:value-type="float">
            <text:p>4036.800</text:p>
          </table:table-cell>
          <table:table-cell table:style-name="Default" office:value-type="float" office:value="3707.6" calcext:value-type="float">
            <text:p>3707.6</text:p>
          </table:table-cell>
          <table:table-cell office:value-type="float" office:value="88361.18" calcext:value-type="float">
            <text:p>88361.18</text:p>
          </table:table-cell>
          <table:table-cell office:value-type="float" office:value="37127" calcext:value-type="float">
            <text:p>37127</text:p>
          </table:table-cell>
          <table:table-cell office:value-type="float" office:value="84793.63" calcext:value-type="float">
            <text:p>84793.63</text:p>
          </table:table-cell>
          <table:table-cell office:value-type="float" office:value="6048.3" calcext:value-type="float">
            <text:p>6048.3</text:p>
          </table:table-cell>
          <table:table-cell office:value-type="float" office:value="30697.3" calcext:value-type="float">
            <text:p>30697.3</text:p>
          </table:table-cell>
          <table:table-cell office:value-type="float" office:value="76387.35" calcext:value-type="float">
            <text:p>76387.35</text:p>
          </table:table-cell>
          <table:table-cell office:value-type="float" office:value="23193.2" calcext:value-type="float">
            <text:p>23193.2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float" office:value="4027.5" calcext:value-type="float">
            <text:p>4027.500</text:p>
          </table:table-cell>
          <table:table-cell table:style-name="Default" office:value-type="float" office:value="3767.6" calcext:value-type="float">
            <text:p>3767.6</text:p>
          </table:table-cell>
          <table:table-cell office:value-type="float" office:value="89311.59" calcext:value-type="float">
            <text:p>89311.59</text:p>
          </table:table-cell>
          <table:table-cell office:value-type="float" office:value="36860.95" calcext:value-type="float">
            <text:p>36860.95</text:p>
          </table:table-cell>
          <table:table-cell office:value-type="float" office:value="83769.63" calcext:value-type="float">
            <text:p>83769.63</text:p>
          </table:table-cell>
          <table:table-cell office:value-type="float" office:value="6054.6" calcext:value-type="float">
            <text:p>6054.6</text:p>
          </table:table-cell>
          <table:table-cell office:value-type="float" office:value="32252.9" calcext:value-type="float">
            <text:p>32252.9</text:p>
          </table:table-cell>
          <table:table-cell office:value-type="float" office:value="74237.29" calcext:value-type="float">
            <text:p>74237.29</text:p>
          </table:table-cell>
          <table:table-cell office:value-type="float" office:value="23213.6" calcext:value-type="float">
            <text:p>23213.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float" office:value="4289.5" calcext:value-type="float">
            <text:p>4289.500</text:p>
          </table:table-cell>
          <table:table-cell table:style-name="Default" office:value-type="float" office:value="3754" calcext:value-type="float">
            <text:p>3754</text:p>
          </table:table-cell>
          <table:table-cell office:value-type="float" office:value="89228.7" calcext:value-type="float">
            <text:p>89228.7</text:p>
          </table:table-cell>
          <table:table-cell office:value-type="float" office:value="35523.9" calcext:value-type="float">
            <text:p>35523.9</text:p>
          </table:table-cell>
          <table:table-cell office:value-type="float" office:value="85066.28" calcext:value-type="float">
            <text:p>85066.28</text:p>
          </table:table-cell>
          <table:table-cell office:value-type="float" office:value="6059.4" calcext:value-type="float">
            <text:p>6059.4</text:p>
          </table:table-cell>
          <table:table-cell office:value-type="float" office:value="31913.7" calcext:value-type="float">
            <text:p>31913.7</text:p>
          </table:table-cell>
          <table:table-cell office:value-type="float" office:value="75641.25" calcext:value-type="float">
            <text:p>75641.25</text:p>
          </table:table-cell>
          <table:table-cell office:value-type="float" office:value="23336.4" calcext:value-type="float">
            <text:p>23336.4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float" office:value="4277.19" calcext:value-type="float">
            <text:p>4277.190</text:p>
          </table:table-cell>
          <table:table-cell table:style-name="Default" office:value-type="float" office:value="3759.6" calcext:value-type="float">
            <text:p>3759.6</text:p>
          </table:table-cell>
          <table:table-cell office:value-type="float" office:value="90361.91" calcext:value-type="float">
            <text:p>90361.91</text:p>
          </table:table-cell>
          <table:table-cell office:value-type="float" office:value="37582.9" calcext:value-type="float">
            <text:p>37582.9</text:p>
          </table:table-cell>
          <table:table-cell office:value-type="float" office:value="83026.72" calcext:value-type="float">
            <text:p>83026.72</text:p>
          </table:table-cell>
          <table:table-cell office:value-type="float" office:value="6027.2" calcext:value-type="float">
            <text:p>6027.2</text:p>
          </table:table-cell>
          <table:table-cell office:value-type="float" office:value="31479.5" calcext:value-type="float">
            <text:p>31479.5</text:p>
          </table:table-cell>
          <table:table-cell office:value-type="float" office:value="77809.45" calcext:value-type="float">
            <text:p>77809.45</text:p>
          </table:table-cell>
          <table:table-cell office:value-type="float" office:value="23241.2" calcext:value-type="float">
            <text:p>23241.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4023.6" calcext:value-type="float">
            <text:p>4023.600</text:p>
          </table:table-cell>
          <table:table-cell table:style-name="Default" office:value-type="float" office:value="3750.8" calcext:value-type="float">
            <text:p>3750.8</text:p>
          </table:table-cell>
          <table:table-cell office:value-type="float" office:value="89683.43" calcext:value-type="float">
            <text:p>89683.43</text:p>
          </table:table-cell>
          <table:table-cell office:value-type="float" office:value="37996.05" calcext:value-type="float">
            <text:p>37996.05</text:p>
          </table:table-cell>
          <table:table-cell office:value-type="float" office:value="83361.48" calcext:value-type="float">
            <text:p>83361.48</text:p>
          </table:table-cell>
          <table:table-cell office:value-type="float" office:value="6060.8" calcext:value-type="float">
            <text:p>6060.8</text:p>
          </table:table-cell>
          <table:table-cell office:value-type="float" office:value="31796.1" calcext:value-type="float">
            <text:p>31796.1</text:p>
          </table:table-cell>
          <table:table-cell office:value-type="float" office:value="77021.38" calcext:value-type="float">
            <text:p>77021.38</text:p>
          </table:table-cell>
          <table:table-cell office:value-type="float" office:value="23202" calcext:value-type="float">
            <text:p>23202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5">
          <table:table-cell/>
          <table:table-cell table:style-name="Default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ench2" table:style-name="ta1">
        <table:table-column table:style-name="co1" table:number-columns-repeated="4" table:default-cell-style-name="ce4"/>
        <table:table-column table:style-name="co3" table:default-cell-style-name="ce4"/>
        <table:table-column table:style-name="co1" table:number-columns-repeated="4" table:default-cell-style-name="ce4"/>
        <table:table-column table:style-name="co4" table:default-cell-style-name="ce4"/>
        <table:table-column table:style-name="co1" table:number-columns-repeated="1014" table:default-cell-style-name="ce4"/>
        <table:table-row table:style-name="ro1">
          <table:table-cell office:value-type="string" calcext:value-type="string">
            <text:p>Throughput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Floodlight</text:p>
          </table:table-cell>
          <table:table-cell office:value-type="string" calcext:value-type="string">
            <text:p>OpenDaylight</text:p>
          </table:table-cell>
          <table:table-cell office:value-type="string" calcext:value-type="string">
            <text:p>ONOS</text:p>
          </table:table-cell>
          <table:table-cell office:value-type="string" calcext:value-type="string">
            <text:p>Ryu</text:p>
          </table:table-cell>
          <table:table-cell office:value-type="string" calcext:value-type="string">
            <text:p>OpenMul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Maestro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23040.314875" calcext:value-type="float">
            <text:p>23040.314875</text:p>
          </table:table-cell>
          <table:table-cell table:style-name="ce5" office:value-type="float" office:value="7389.4074375" calcext:value-type="float">
            <text:p>7389.4074375</text:p>
          </table:table-cell>
          <table:table-cell table:style-name="ce5" office:value-type="float" office:value="90432.01075" calcext:value-type="float">
            <text:p>90432.01075</text:p>
          </table:table-cell>
          <table:table-cell table:style-name="ce5"/>
          <table:table-cell/>
          <table:table-cell table:style-name="ce5" office:value-type="float" office:value="8342.402125" calcext:value-type="float">
            <text:p>8342.402125</text:p>
          </table:table-cell>
          <table:table-cell table:style-name="ce5" office:value-type="float" office:value="92719.9703" calcext:value-type="float">
            <text:p>92719.9703</text:p>
          </table:table-cell>
          <table:table-cell table:style-name="ce5" office:value-type="float" office:value="1687571.4135" calcext:value-type="float">
            <text:p>1687571.4135</text:p>
          </table:table-cell>
          <table:table-cell office:value-type="float" office:value="2488224.159125" calcext:value-type="float">
            <text:p>2488224.15912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68.358375" calcext:value-type="float">
            <text:p>22568.358375</text:p>
          </table:table-cell>
          <table:table-cell table:style-name="ce5" office:value-type="float" office:value="8108.66625" calcext:value-type="float">
            <text:p>8108.66625</text:p>
          </table:table-cell>
          <table:table-cell office:value-type="float" office:value="156249.1981875" calcext:value-type="float">
            <text:p>156249.1981875</text:p>
          </table:table-cell>
          <table:table-cell table:style-name="ce5"/>
          <table:table-cell/>
          <table:table-cell table:style-name="ce5" office:value-type="float" office:value="8396.949875" calcext:value-type="float">
            <text:p>8396.949875</text:p>
          </table:table-cell>
          <table:table-cell table:style-name="ce1" office:value-type="float" office:value="2491734.6162" calcext:value-type="float">
            <text:p>2491734.6162</text:p>
          </table:table-cell>
          <table:table-cell office:value-type="float" office:value="1630548.427625" calcext:value-type="float">
            <text:p>1630548.427625</text:p>
          </table:table-cell>
          <table:table-cell office:value-type="float" office:value="2328996.2911875" calcext:value-type="float">
            <text:p>2328996.291187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555.10375" calcext:value-type="float">
            <text:p>20555.10375</text:p>
          </table:table-cell>
          <table:table-cell table:style-name="ce5" office:value-type="float" office:value="7591.5685" calcext:value-type="float">
            <text:p>7591.5685</text:p>
          </table:table-cell>
          <table:table-cell table:style-name="ce5" office:value-type="float" office:value="182449.2966875" calcext:value-type="float">
            <text:p>182449.2966875</text:p>
          </table:table-cell>
          <table:table-cell table:style-name="ce5"/>
          <table:table-cell/>
          <table:table-cell table:style-name="ce5" office:value-type="float" office:value="8486.6491875" calcext:value-type="float">
            <text:p>8486.6491875</text:p>
          </table:table-cell>
          <table:table-cell table:style-name="ce5" office:value-type="float" office:value="2463618.2425" calcext:value-type="float">
            <text:p>2463618.2425</text:p>
          </table:table-cell>
          <table:table-cell office:value-type="float" office:value="1654298.161625" calcext:value-type="float">
            <text:p>1654298.161625</text:p>
          </table:table-cell>
          <table:table-cell office:value-type="float" office:value="2042622.7500625" calcext:value-type="float">
            <text:p>2042622.750062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821.1605625" calcext:value-type="float">
            <text:p>18821.1605625</text:p>
          </table:table-cell>
          <table:table-cell office:value-type="float" office:value="7415.7714375" calcext:value-type="float">
            <text:p>7415.7714375</text:p>
          </table:table-cell>
          <table:table-cell table:style-name="ce5" office:value-type="float" office:value="116825.782" calcext:value-type="float">
            <text:p>116825.782</text:p>
          </table:table-cell>
          <table:table-cell table:style-name="ce5" table:number-columns-repeated="2"/>
          <table:table-cell table:style-name="ce5" office:value-type="float" office:value="8627.3100625" calcext:value-type="float">
            <text:p>8627.3100625</text:p>
          </table:table-cell>
          <table:table-cell table:style-name="ce5" office:value-type="float" office:value="2438486.3953" calcext:value-type="float">
            <text:p>2438486.3953</text:p>
          </table:table-cell>
          <table:table-cell table:style-name="ce5" office:value-type="float" office:value="1633384.480625" calcext:value-type="float">
            <text:p>1633384.480625</text:p>
          </table:table-cell>
          <table:table-cell table:style-name="ce5" office:value-type="float" office:value="132874.908875" calcext:value-type="float">
            <text:p>132874.908875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ench3" table:style-name="ta1">
        <table:table-column table:style-name="co1" table:number-columns-repeated="10" table:default-cell-style-name="ce4"/>
        <table:table-row table:style-name="ro1">
          <table:table-cell office:value-type="string" calcext:value-type="string">
            <text:p>Throughput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Floodlight</text:p>
          </table:table-cell>
          <table:table-cell office:value-type="string" calcext:value-type="string">
            <text:p>OpenDaylight</text:p>
          </table:table-cell>
          <table:table-cell office:value-type="string" calcext:value-type="string">
            <text:p>ONOS</text:p>
          </table:table-cell>
          <table:table-cell office:value-type="string" calcext:value-type="string">
            <text:p>Ryu</text:p>
          </table:table-cell>
          <table:table-cell office:value-type="string" calcext:value-type="string">
            <text:p>OpenMul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Maest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3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</table:table-row>
      </table:table>
      <table:named-expressions>
        <table:named-range table:name="average" table:base-cell-address="$Calculation.$A$1" table:cell-range-address="$Calculation.$A$1:.$A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21:35:43.498490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8:28:33.013537893</meta:creation-date>
    <meta:generator>LibreOffice/5.1.6.2$Linux_X86_64 LibreOffice_project/10m0$Build-2</meta:generator>
    <dc:date>2017-11-21T22:28:16.146040617</dc:date>
    <meta:editing-duration>PT2H23M59S</meta:editing-duration>
    <meta:editing-cycles>25</meta:editing-cycles>
    <meta:document-statistic meta:table-count="5" meta:cell-count="4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3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53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53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791cm" svg:height="11.373cm" xlink:href=".." xlink:type="simple" chart:class="chart:scatter" chart:style-name="ch1">
        <chart:legend chart:legend-position="end" svg:x="18.383cm" svg:y="3.395cm" style:legend-expansion="high" chart:style-name="ch2"/>
        <chart:plot-area chart:style-name="ch3" table:cell-range-address="Cbench.A2:Cbench.J5 Cbench.B1:Cbench.J1" chart:data-source-has-labels="row" svg:x="1.446cm" svg:y="0.227cm" svg:width="16.502cm" svg:height="9.938cm">
          <chartooo:coordinate-region svg:x="2.623cm" svg:y="0.426cm" svg:width="15.138cm" svg:height="9.092cm"/>
          <chart:axis chart:dimension="x" chart:name="primary-x" chart:style-name="ch4">
            <chart:title svg:x="7.576cm" svg:y="10.392cm" chart:style-name="ch5">
              <text:p>Number of CBench Switches</text:p>
            </chart:title>
          </chart:axis>
          <chart:axis chart:dimension="y" chart:name="primary-y" chart:style-name="ch4">
            <chart:title svg:x="0.451cm" svg:y="6.55cm" chart:style-name="ch6">
              <text:p>Flows per Second</text:p>
            </chart:title>
            <chart:grid chart:style-name="ch7" chart:class="major"/>
          </chart:axis>
          <chart:series chart:style-name="ch8" chart:values-cell-range-address="Cbench.B2:Cbench.B5" chart:label-cell-address="Cbench.B1:Cbench.B1" chart:class="chart:scatter">
            <chart:domain table:cell-range-address="Cbench.A2:Cbench.A5"/>
            <chart:data-point chart:repeated="4"/>
          </chart:series>
          <chart:series chart:style-name="ch9" chart:values-cell-range-address="Cbench.C2:Cbench.C5" chart:label-cell-address="Cbench.C1:Cbench.C1" chart:class="chart:scatter">
            <chart:data-point chart:repeated="4"/>
          </chart:series>
          <chart:series chart:style-name="ch10" chart:values-cell-range-address="Cbench.D2:Cbench.D5" chart:label-cell-address="Cbench.D1:Cbench.D1" chart:class="chart:scatter">
            <chart:data-point chart:repeated="4"/>
          </chart:series>
          <chart:series chart:style-name="ch11" chart:values-cell-range-address="Cbench.E2:Cbench.E5" chart:label-cell-address="Cbench.E1:Cbench.E1" chart:class="chart:scatter">
            <chart:data-point chart:repeated="4"/>
          </chart:series>
          <chart:series chart:style-name="ch12" chart:values-cell-range-address="Cbench.F2:Cbench.F5" chart:label-cell-address="Cbench.F1:Cbench.F1" chart:class="chart:scatter">
            <chart:data-point chart:repeated="4"/>
          </chart:series>
          <chart:series chart:style-name="ch13" chart:values-cell-range-address="Cbench.G2:Cbench.G5" chart:label-cell-address="Cbench.G1:Cbench.G1" chart:class="chart:scatter">
            <chart:data-point chart:repeated="4"/>
          </chart:series>
          <chart:series chart:style-name="ch14" chart:values-cell-range-address="Cbench.H2:Cbench.H5" chart:label-cell-address="Cbench.H1:Cbench.H1" chart:class="chart:scatter">
            <chart:data-point chart:repeated="4"/>
          </chart:series>
          <chart:series chart:style-name="ch15" chart:values-cell-range-address="Cbench.I2:Cbench.I5" chart:label-cell-address="Cbench.I1:Cbench.I1" chart:class="chart:scatter">
            <chart:data-point chart:repeated="4"/>
          </chart:series>
          <chart:series chart:style-name="ch16" chart:values-cell-range-address="Cbench.J2:Cbench.J5" chart:label-cell-address="Cbench.J1:Cbench.J1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x</text:p>
                <draw:g>
                  <svg:desc>Cbench.B1:Cbench.B1</svg:desc>
                </draw:g>
              </table:table-cell>
              <table:table-cell office:value-type="string">
                <text:p>Pox</text:p>
                <draw:g>
                  <svg:desc>Cbench.C1:Cbench.C1</svg:desc>
                </draw:g>
              </table:table-cell>
              <table:table-cell office:value-type="string">
                <text:p>Floodlight</text:p>
                <draw:g>
                  <svg:desc>Cbench.D1:Cbench.D1</svg:desc>
                </draw:g>
              </table:table-cell>
              <table:table-cell office:value-type="string">
                <text:p>OpenDaylight</text:p>
                <draw:g>
                  <svg:desc>Cbench.E1:Cbench.E1</svg:desc>
                </draw:g>
              </table:table-cell>
              <table:table-cell office:value-type="string">
                <text:p>ONOS</text:p>
                <draw:g>
                  <svg:desc>Cbench.F1:Cbench.F1</svg:desc>
                </draw:g>
              </table:table-cell>
              <table:table-cell office:value-type="string">
                <text:p>Ryu</text:p>
                <draw:g>
                  <svg:desc>Cbench.G1:Cbench.G1</svg:desc>
                </draw:g>
              </table:table-cell>
              <table:table-cell office:value-type="string">
                <text:p>OpenMul</text:p>
                <draw:g>
                  <svg:desc>Cbench.H1:Cbench.H1</svg:desc>
                </draw:g>
              </table:table-cell>
              <table:table-cell office:value-type="string">
                <text:p>Beacon</text:p>
                <draw:g>
                  <svg:desc>Cbench.I1:Cbench.I1</svg:desc>
                </draw:g>
              </table:table-cell>
              <table:table-cell office:value-type="string">
                <text:p>Maestro</text:p>
                <draw:g>
                  <svg:desc>Cbench.J1:Cbench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Cbench.A2:Cbench.A5</svg:desc>
                </draw:g>
              </table:table-cell>
              <table:table-cell office:value-type="float" office:value="9864.1114375">
                <text:p>9864.1114375</text:p>
                <draw:g>
                  <svg:desc>Cbench.B2:Cbench.B5</svg:desc>
                </draw:g>
              </table:table-cell>
              <table:table-cell office:value-type="float" office:value="1383.1865">
                <text:p>1383.1865</text:p>
                <draw:g>
                  <svg:desc>Cbench.C2:Cbench.C5</svg:desc>
                </draw:g>
              </table:table-cell>
              <table:table-cell office:value-type="float" office:value="40637.0206875">
                <text:p>40637.0206875</text:p>
                <draw:g>
                  <svg:desc>Cbench.D2:Cbench.D5</svg:desc>
                </draw:g>
              </table:table-cell>
              <table:table-cell office:value-type="float" office:value="20978.417375">
                <text:p>20978.417375</text:p>
                <draw:g>
                  <svg:desc>Cbench.E2:Cbench.E5</svg:desc>
                </draw:g>
              </table:table-cell>
              <table:table-cell office:value-type="float" office:value="75293.794">
                <text:p>75293.794</text:p>
                <draw:g>
                  <svg:desc>Cbench.F2:Cbench.F5</svg:desc>
                </draw:g>
              </table:table-cell>
              <table:table-cell office:value-type="float" office:value="5228.12">
                <text:p>5228.12</text:p>
                <draw:g>
                  <svg:desc>Cbench.G2:Cbench.G5</svg:desc>
                </draw:g>
              </table:table-cell>
              <table:table-cell office:value-type="float" office:value="60572.831">
                <text:p>60572.831</text:p>
                <draw:g>
                  <svg:desc>Cbench.H2:Cbench.H5</svg:desc>
                </draw:g>
              </table:table-cell>
              <table:table-cell office:value-type="float" office:value="40300.81875">
                <text:p>40300.81875</text:p>
                <draw:g>
                  <svg:desc>Cbench.I2:Cbench.I5</svg:desc>
                </draw:g>
              </table:table-cell>
              <table:table-cell office:value-type="float" office:value="31259.929375">
                <text:p>31259.929375</text:p>
                <draw:g>
                  <svg:desc>Cbench.J2:Cbench.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975.1144375">
                <text:p>9975.1144375</text:p>
              </table:table-cell>
              <table:table-cell office:value-type="float" office:value="2339.998">
                <text:p>2339.998</text:p>
              </table:table-cell>
              <table:table-cell office:value-type="float" office:value="64064.061375">
                <text:p>64064.061375</text:p>
              </table:table-cell>
              <table:table-cell office:value-type="float" office:value="31936.167875">
                <text:p>31936.167875</text:p>
              </table:table-cell>
              <table:table-cell office:value-type="float" office:value="79587.963">
                <text:p>79587.963</text:p>
              </table:table-cell>
              <table:table-cell office:value-type="float" office:value="5496.8698125">
                <text:p>5496.8698125</text:p>
              </table:table-cell>
              <table:table-cell office:value-type="float" office:value="61899.9101">
                <text:p>61899.9101</text:p>
              </table:table-cell>
              <table:table-cell office:value-type="float" office:value="49719.1146875">
                <text:p>49719.1146875</text:p>
              </table:table-cell>
              <table:table-cell office:value-type="float" office:value="39768.6985625">
                <text:p>39768.698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987.299375">
                <text:p>9987.299375</text:p>
              </table:table-cell>
              <table:table-cell office:value-type="float" office:value="3634.36475">
                <text:p>3634.36475</text:p>
              </table:table-cell>
              <table:table-cell office:value-type="float" office:value="79119.483">
                <text:p>79119.483</text:p>
              </table:table-cell>
              <table:table-cell office:value-type="float" office:value="26375.1698125">
                <text:p>26375.1698125</text:p>
              </table:table-cell>
              <table:table-cell office:value-type="float" office:value="81275.074">
                <text:p>81275.074</text:p>
              </table:table-cell>
              <table:table-cell office:value-type="float" office:value="5763.4315">
                <text:p>5763.4315</text:p>
              </table:table-cell>
              <table:table-cell office:value-type="float" office:value="71778.6206">
                <text:p>71778.6206</text:p>
              </table:table-cell>
              <table:table-cell office:value-type="float" office:value="52030.966125">
                <text:p>52030.966125</text:p>
              </table:table-cell>
              <table:table-cell office:value-type="float" office:value="30971.004375">
                <text:p>30971.00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0118.6073125">
                <text:p>10118.6073125</text:p>
              </table:table-cell>
              <table:table-cell office:value-type="float" office:value="4872.6746875">
                <text:p>4872.6746875</text:p>
              </table:table-cell>
              <table:table-cell office:value-type="float" office:value="84915.017">
                <text:p>84915.017</text:p>
              </table:table-cell>
              <table:table-cell office:value-type="float" office:value="42911.2915625">
                <text:p>42911.2915625</text:p>
              </table:table-cell>
              <table:table-cell office:value-type="float" office:value="82338.093">
                <text:p>82338.093</text:p>
              </table:table-cell>
              <table:table-cell office:value-type="float" office:value="5927.369">
                <text:p>5927.369</text:p>
              </table:table-cell>
              <table:table-cell office:value-type="float" office:value="76374.0203">
                <text:p>76374.0203</text:p>
              </table:table-cell>
              <table:table-cell office:value-type="float" office:value="51637.646">
                <text:p>51637.646</text:p>
              </table:table-cell>
              <table:table-cell office:value-type="float" office:value="32797.9785">
                <text:p>32797.9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1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1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1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1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1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1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18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18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18cm" svg:stroke-color="#000000" draw:fill-color="#00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954cm" svg:height="11.741cm" xlink:href=".." xlink:type="simple" chart:class="chart:scatter" chart:style-name="ch1">
        <chart:legend chart:legend-position="end" svg:x="16.746cm" svg:y="3.579cm" style:legend-expansion="high" chart:style-name="ch2"/>
        <chart:plot-area chart:style-name="ch3" table:cell-range-address="Cbench1.A1:Cbench1.J21" chart:data-source-has-labels="row" svg:x="1.43cm" svg:y="0.234cm" svg:width="14.897cm" svg:height="10.292cm">
          <chartooo:coordinate-region svg:x="2.607cm" svg:y="0.433cm" svg:width="13.348cm" svg:height="9.446cm"/>
          <chart:axis chart:dimension="x" chart:name="primary-x" chart:style-name="ch4">
            <chart:title svg:x="5.884cm" svg:y="10.76cm" chart:style-name="ch5">
              <text:p>Number of Cbench Tests per 16 Switches</text:p>
            </chart:title>
          </chart:axis>
          <chart:axis chart:dimension="y" chart:name="primary-y" chart:style-name="ch4">
            <chart:title svg:x="0.451cm" svg:y="6.734cm" chart:style-name="ch6">
              <text:p>Flows per Second</text:p>
            </chart:title>
            <chart:grid chart:style-name="ch7" chart:class="major"/>
          </chart:axis>
          <chart:series chart:style-name="ch8" chart:values-cell-range-address="Cbench1.B2:Cbench1.B21" chart:label-cell-address="Cbench1.B1:Cbench1.B1" chart:class="chart:scatter">
            <chart:domain table:cell-range-address="Cbench1.A2:Cbench1.A21"/>
            <chart:data-point chart:repeated="20"/>
          </chart:series>
          <chart:series chart:style-name="ch9" chart:values-cell-range-address="Cbench1.C2:Cbench1.C21" chart:label-cell-address="Cbench1.C1:Cbench1.C1" chart:class="chart:scatter">
            <chart:data-point chart:repeated="20"/>
          </chart:series>
          <chart:series chart:style-name="ch10" chart:values-cell-range-address="Cbench1.D2:Cbench1.D21" chart:label-cell-address="Cbench1.D1:Cbench1.D1" chart:class="chart:scatter">
            <chart:data-point chart:repeated="20"/>
          </chart:series>
          <chart:series chart:style-name="ch11" chart:values-cell-range-address="Cbench1.E2:Cbench1.E21" chart:label-cell-address="Cbench1.E1:Cbench1.E1" chart:class="chart:scatter">
            <chart:data-point chart:repeated="20"/>
          </chart:series>
          <chart:series chart:style-name="ch12" chart:values-cell-range-address="Cbench1.F2:Cbench1.F21" chart:label-cell-address="Cbench1.F1:Cbench1.F1" chart:class="chart:scatter">
            <chart:data-point chart:repeated="20"/>
          </chart:series>
          <chart:series chart:style-name="ch13" chart:values-cell-range-address="Cbench1.G2:Cbench1.G21" chart:label-cell-address="Cbench1.G1:Cbench1.G1" chart:class="chart:scatter">
            <chart:data-point chart:repeated="20"/>
          </chart:series>
          <chart:series chart:style-name="ch14" chart:values-cell-range-address="Cbench1.H2:Cbench1.H21" chart:label-cell-address="Cbench1.H1:Cbench1.H1" chart:class="chart:scatter">
            <chart:data-point chart:repeated="20"/>
          </chart:series>
          <chart:series chart:style-name="ch15" chart:values-cell-range-address="Cbench1.I2:Cbench1.I21" chart:label-cell-address="Cbench1.I1:Cbench1.I1" chart:class="chart:scatter">
            <chart:data-point chart:repeated="20"/>
          </chart:series>
          <chart:series chart:style-name="ch16" chart:values-cell-range-address="Cbench1.J2:Cbench1.J21" chart:label-cell-address="Cbench1.J1:Cbench1.J1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x</text:p>
                <draw:g>
                  <svg:desc>Cbench1.B1:Cbench1.B1</svg:desc>
                </draw:g>
              </table:table-cell>
              <table:table-cell office:value-type="string">
                <text:p>Pox</text:p>
                <draw:g>
                  <svg:desc>Cbench1.C1:Cbench1.C1</svg:desc>
                </draw:g>
              </table:table-cell>
              <table:table-cell office:value-type="string">
                <text:p>Floodlight</text:p>
                <draw:g>
                  <svg:desc>Cbench1.D1:Cbench1.D1</svg:desc>
                </draw:g>
              </table:table-cell>
              <table:table-cell office:value-type="string">
                <text:p>OpenDaylight</text:p>
                <draw:g>
                  <svg:desc>Cbench1.E1:Cbench1.E1</svg:desc>
                </draw:g>
              </table:table-cell>
              <table:table-cell office:value-type="string">
                <text:p>ONOS</text:p>
                <draw:g>
                  <svg:desc>Cbench1.F1:Cbench1.F1</svg:desc>
                </draw:g>
              </table:table-cell>
              <table:table-cell office:value-type="string">
                <text:p>Ryu</text:p>
                <draw:g>
                  <svg:desc>Cbench1.G1:Cbench1.G1</svg:desc>
                </draw:g>
              </table:table-cell>
              <table:table-cell office:value-type="string">
                <text:p>OpenMul</text:p>
                <draw:g>
                  <svg:desc>Cbench1.H1:Cbench1.H1</svg:desc>
                </draw:g>
              </table:table-cell>
              <table:table-cell office:value-type="string">
                <text:p>Beacon</text:p>
                <draw:g>
                  <svg:desc>Cbench1.I1:Cbench1.I1</svg:desc>
                </draw:g>
              </table:table-cell>
              <table:table-cell office:value-type="string">
                <text:p>Maestro</text:p>
                <draw:g>
                  <svg:desc>Cbench1.J1:Cbench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bench1.A2:Cbench1.A21</svg:desc>
                </draw:g>
              </table:table-cell>
              <table:table-cell office:value-type="float" office:value="4930.4">
                <text:p>4930.4</text:p>
                <draw:g>
                  <svg:desc>Cbench1.B2:Cbench1.B21</svg:desc>
                </draw:g>
              </table:table-cell>
              <table:table-cell office:value-type="float" office:value="2691.3">
                <text:p>2691.3</text:p>
                <draw:g>
                  <svg:desc>Cbench1.C2:Cbench1.C21</svg:desc>
                </draw:g>
              </table:table-cell>
              <table:table-cell office:value-type="float" office:value="70267.86">
                <text:p>70267.86</text:p>
                <draw:g>
                  <svg:desc>Cbench1.D2:Cbench1.D21</svg:desc>
                </draw:g>
              </table:table-cell>
              <table:table-cell office:value-type="float" office:value="37104.29">
                <text:p>37104.29</text:p>
                <draw:g>
                  <svg:desc>Cbench1.E2:Cbench1.E21</svg:desc>
                </draw:g>
              </table:table-cell>
              <table:table-cell office:value-type="float" office:value="62887.35">
                <text:p>62887.35</text:p>
                <draw:g>
                  <svg:desc>Cbench1.F2:Cbench1.F21</svg:desc>
                </draw:g>
              </table:table-cell>
              <table:table-cell office:value-type="float" office:value="5965.5">
                <text:p>5965.5</text:p>
                <draw:g>
                  <svg:desc>Cbench1.G2:Cbench1.G21</svg:desc>
                </draw:g>
              </table:table-cell>
              <table:table-cell office:value-type="float" office:value="28824.4">
                <text:p>28824.4</text:p>
                <draw:g>
                  <svg:desc>Cbench1.H2:Cbench1.H21</svg:desc>
                </draw:g>
              </table:table-cell>
              <table:table-cell office:value-type="float" office:value="77011.79">
                <text:p>77011.79</text:p>
                <draw:g>
                  <svg:desc>Cbench1.I2:Cbench1.I21</svg:desc>
                </draw:g>
              </table:table-cell>
              <table:table-cell office:value-type="float" office:value="16923.2">
                <text:p>16923.2</text:p>
                <draw:g>
                  <svg:desc>Cbench1.J2:Cbench1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121.1">
                <text:p>4121.1</text:p>
              </table:table-cell>
              <table:table-cell office:value-type="float" office:value="3760.2">
                <text:p>3760.2</text:p>
              </table:table-cell>
              <table:table-cell office:value-type="float" office:value="87887.23">
                <text:p>87887.23</text:p>
              </table:table-cell>
              <table:table-cell office:value-type="float" office:value="34932.3">
                <text:p>34932.3</text:p>
              </table:table-cell>
              <table:table-cell office:value-type="float" office:value="82547.76">
                <text:p>82547.76</text:p>
              </table:table-cell>
              <table:table-cell office:value-type="float" office:value="6072">
                <text:p>6072</text:p>
              </table:table-cell>
              <table:table-cell office:value-type="float" office:value="31941.69">
                <text:p>31941.69</text:p>
              </table:table-cell>
              <table:table-cell office:value-type="float" office:value="77470.92">
                <text:p>77470.92</text:p>
              </table:table-cell>
              <table:table-cell office:value-type="float" office:value="20818.8">
                <text:p>20818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26.2">
                <text:p>4126.2</text:p>
              </table:table-cell>
              <table:table-cell office:value-type="float" office:value="3733.6">
                <text:p>3733.6</text:p>
              </table:table-cell>
              <table:table-cell office:value-type="float" office:value="88313.62">
                <text:p>88313.62</text:p>
              </table:table-cell>
              <table:table-cell office:value-type="float" office:value="38227.12">
                <text:p>38227.12</text:p>
              </table:table-cell>
              <table:table-cell office:value-type="float" office:value="83639.27">
                <text:p>83639.27</text:p>
              </table:table-cell>
              <table:table-cell office:value-type="float" office:value="6057.6">
                <text:p>6057.6</text:p>
              </table:table-cell>
              <table:table-cell office:value-type="float" office:value="31762.4">
                <text:p>31762.4</text:p>
              </table:table-cell>
              <table:table-cell office:value-type="float" office:value="77611.99">
                <text:p>77611.99</text:p>
              </table:table-cell>
              <table:table-cell office:value-type="float" office:value="19158">
                <text:p>19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82.6">
                <text:p>4382.6</text:p>
              </table:table-cell>
              <table:table-cell office:value-type="float" office:value="3770.2">
                <text:p>3770.2</text:p>
              </table:table-cell>
              <table:table-cell office:value-type="float" office:value="87981.36">
                <text:p>87981.36</text:p>
              </table:table-cell>
              <table:table-cell office:value-type="float" office:value="38692.1">
                <text:p>38692.1</text:p>
              </table:table-cell>
              <table:table-cell office:value-type="float" office:value="85031.87">
                <text:p>85031.87</text:p>
              </table:table-cell>
              <table:table-cell office:value-type="float" office:value="6072">
                <text:p>6072</text:p>
              </table:table-cell>
              <table:table-cell office:value-type="float" office:value="30969">
                <text:p>30969</text:p>
              </table:table-cell>
              <table:table-cell office:value-type="float" office:value="77765.18">
                <text:p>77765.18</text:p>
              </table:table-cell>
              <table:table-cell office:value-type="float" office:value="19696">
                <text:p>19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67.4">
                <text:p>4367.4</text:p>
              </table:table-cell>
              <table:table-cell office:value-type="float" office:value="3738">
                <text:p>3738</text:p>
              </table:table-cell>
              <table:table-cell office:value-type="float" office:value="88836.76">
                <text:p>88836.76</text:p>
              </table:table-cell>
              <table:table-cell office:value-type="float" office:value="38042.55">
                <text:p>38042.55</text:p>
              </table:table-cell>
              <table:table-cell office:value-type="float" office:value="85110.41">
                <text:p>85110.41</text:p>
              </table:table-cell>
              <table:table-cell office:value-type="float" office:value="6088.9">
                <text:p>6088.9</text:p>
              </table:table-cell>
              <table:table-cell office:value-type="float" office:value="31778.6">
                <text:p>31778.6</text:p>
              </table:table-cell>
              <table:table-cell office:value-type="float" office:value="77731.35">
                <text:p>77731.35</text:p>
              </table:table-cell>
              <table:table-cell office:value-type="float" office:value="22282.4">
                <text:p>2228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90.2">
                <text:p>4090.2</text:p>
              </table:table-cell>
              <table:table-cell office:value-type="float" office:value="3767.4">
                <text:p>3767.4</text:p>
              </table:table-cell>
              <table:table-cell office:value-type="float" office:value="89193.84">
                <text:p>89193.84</text:p>
              </table:table-cell>
              <table:table-cell office:value-type="float" office:value="38604.85">
                <text:p>38604.85</text:p>
              </table:table-cell>
              <table:table-cell office:value-type="float" office:value="83252.7">
                <text:p>83252.7</text:p>
              </table:table-cell>
              <table:table-cell office:value-type="float" office:value="6076.8">
                <text:p>6076.8</text:p>
              </table:table-cell>
              <table:table-cell office:value-type="float" office:value="32031.8">
                <text:p>32031.8</text:p>
              </table:table-cell>
              <table:table-cell office:value-type="float" office:value="78030.25">
                <text:p>78030.25</text:p>
              </table:table-cell>
              <table:table-cell office:value-type="float" office:value="22576">
                <text:p>22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925.4">
                <text:p>3925.4</text:p>
              </table:table-cell>
              <table:table-cell office:value-type="float" office:value="3747.6">
                <text:p>3747.6</text:p>
              </table:table-cell>
              <table:table-cell office:value-type="float" office:value="91292.16">
                <text:p>91292.16</text:p>
              </table:table-cell>
              <table:table-cell office:value-type="float" office:value="38358.7">
                <text:p>38358.7</text:p>
              </table:table-cell>
              <table:table-cell office:value-type="float" office:value="83561.97">
                <text:p>83561.97</text:p>
              </table:table-cell>
              <table:table-cell office:value-type="float" office:value="6072.3">
                <text:p>6072.3</text:p>
              </table:table-cell>
              <table:table-cell office:value-type="float" office:value="31281">
                <text:p>31281</text:p>
              </table:table-cell>
              <table:table-cell office:value-type="float" office:value="77883.98">
                <text:p>77883.98</text:p>
              </table:table-cell>
              <table:table-cell office:value-type="float" office:value="23290.8">
                <text:p>2329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133.5">
                <text:p>4133.5</text:p>
              </table:table-cell>
              <table:table-cell office:value-type="float" office:value="3715">
                <text:p>3715</text:p>
              </table:table-cell>
              <table:table-cell office:value-type="float" office:value="89225.98">
                <text:p>89225.98</text:p>
              </table:table-cell>
              <table:table-cell office:value-type="float" office:value="38260.84">
                <text:p>38260.84</text:p>
              </table:table-cell>
              <table:table-cell office:value-type="float" office:value="83053.76">
                <text:p>83053.76</text:p>
              </table:table-cell>
              <table:table-cell office:value-type="float" office:value="6051.7">
                <text:p>6051.7</text:p>
              </table:table-cell>
              <table:table-cell office:value-type="float" office:value="32205.5">
                <text:p>32205.5</text:p>
              </table:table-cell>
              <table:table-cell office:value-type="float" office:value="77426.79">
                <text:p>77426.79</text:p>
              </table:table-cell>
              <table:table-cell office:value-type="float" office:value="23958.8">
                <text:p>2395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35">
                <text:p>4035</text:p>
              </table:table-cell>
              <table:table-cell office:value-type="float" office:value="3723.3">
                <text:p>3723.3</text:p>
              </table:table-cell>
              <table:table-cell office:value-type="float" office:value="89809.46">
                <text:p>89809.46</text:p>
              </table:table-cell>
              <table:table-cell office:value-type="float" office:value="38458.85">
                <text:p>38458.85</text:p>
              </table:table-cell>
              <table:table-cell office:value-type="float" office:value="83284.28">
                <text:p>83284.28</text:p>
              </table:table-cell>
              <table:table-cell office:value-type="float" office:value="6048">
                <text:p>6048</text:p>
              </table:table-cell>
              <table:table-cell office:value-type="float" office:value="31590.1">
                <text:p>31590.1</text:p>
              </table:table-cell>
              <table:table-cell office:value-type="float" office:value="77399.16">
                <text:p>77399.16</text:p>
              </table:table-cell>
              <table:table-cell office:value-type="float" office:value="23874">
                <text:p>238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125.3">
                <text:p>4125.3</text:p>
              </table:table-cell>
              <table:table-cell office:value-type="float" office:value="3763.3">
                <text:p>3763.3</text:p>
              </table:table-cell>
              <table:table-cell office:value-type="float" office:value="91848.18">
                <text:p>91848.18</text:p>
              </table:table-cell>
              <table:table-cell office:value-type="float" office:value="38666.19">
                <text:p>38666.19</text:p>
              </table:table-cell>
              <table:table-cell office:value-type="float" office:value="84636.61">
                <text:p>84636.61</text:p>
              </table:table-cell>
              <table:table-cell office:value-type="float" office:value="6078.7">
                <text:p>6078.7</text:p>
              </table:table-cell>
              <table:table-cell office:value-type="float" office:value="30266.4">
                <text:p>30266.4</text:p>
              </table:table-cell>
              <table:table-cell office:value-type="float" office:value="77108.67">
                <text:p>77108.67</text:p>
              </table:table-cell>
              <table:table-cell office:value-type="float" office:value="23882.8">
                <text:p>2388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438.6">
                <text:p>4438.6</text:p>
              </table:table-cell>
              <table:table-cell office:value-type="float" office:value="3751.3">
                <text:p>3751.3</text:p>
              </table:table-cell>
              <table:table-cell office:value-type="float" office:value="89415.63">
                <text:p>89415.63</text:p>
              </table:table-cell>
              <table:table-cell office:value-type="float" office:value="38127.5">
                <text:p>38127.5</text:p>
              </table:table-cell>
              <table:table-cell office:value-type="float" office:value="83703.22">
                <text:p>83703.22</text:p>
              </table:table-cell>
              <table:table-cell office:value-type="float" office:value="6032.3">
                <text:p>6032.3</text:p>
              </table:table-cell>
              <table:table-cell office:value-type="float" office:value="30151.5">
                <text:p>30151.5</text:p>
              </table:table-cell>
              <table:table-cell office:value-type="float" office:value="77613.18">
                <text:p>77613.18</text:p>
              </table:table-cell>
              <table:table-cell office:value-type="float" office:value="23901.2">
                <text:p>2390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020.8">
                <text:p>4020.8</text:p>
              </table:table-cell>
              <table:table-cell office:value-type="float" office:value="3748.4">
                <text:p>3748.4</text:p>
              </table:table-cell>
              <table:table-cell office:value-type="float" office:value="87345.12">
                <text:p>87345.12</text:p>
              </table:table-cell>
              <table:table-cell office:value-type="float" office:value="38471.8">
                <text:p>38471.8</text:p>
              </table:table-cell>
              <table:table-cell office:value-type="float" office:value="84132.3">
                <text:p>84132.3</text:p>
              </table:table-cell>
              <table:table-cell office:value-type="float" office:value="6048">
                <text:p>6048</text:p>
              </table:table-cell>
              <table:table-cell office:value-type="float" office:value="32067.2">
                <text:p>32067.2</text:p>
              </table:table-cell>
              <table:table-cell office:value-type="float" office:value="77832.88">
                <text:p>77832.88</text:p>
              </table:table-cell>
              <table:table-cell office:value-type="float" office:value="23557.6">
                <text:p>23557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023.6">
                <text:p>4023.6</text:p>
              </table:table-cell>
              <table:table-cell office:value-type="float" office:value="3761.8">
                <text:p>3761.8</text:p>
              </table:table-cell>
              <table:table-cell office:value-type="float" office:value="88879.91">
                <text:p>88879.91</text:p>
              </table:table-cell>
              <table:table-cell office:value-type="float" office:value="35847.4">
                <text:p>35847.4</text:p>
              </table:table-cell>
              <table:table-cell office:value-type="float" office:value="84002.01">
                <text:p>84002.01</text:p>
              </table:table-cell>
              <table:table-cell office:value-type="float" office:value="6048.2">
                <text:p>6048.2</text:p>
              </table:table-cell>
              <table:table-cell office:value-type="float" office:value="32078.5">
                <text:p>32078.5</text:p>
              </table:table-cell>
              <table:table-cell office:value-type="float" office:value="75637.65">
                <text:p>75637.65</text:p>
              </table:table-cell>
              <table:table-cell office:value-type="float" office:value="23342.4">
                <text:p>23342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090.7">
                <text:p>4090.7</text:p>
              </table:table-cell>
              <table:table-cell office:value-type="float" office:value="3770.3">
                <text:p>3770.3</text:p>
              </table:table-cell>
              <table:table-cell office:value-type="float" office:value="87742.86">
                <text:p>87742.86</text:p>
              </table:table-cell>
              <table:table-cell office:value-type="float" office:value="38357.8">
                <text:p>38357.8</text:p>
              </table:table-cell>
              <table:table-cell office:value-type="float" office:value="84294.81">
                <text:p>84294.81</text:p>
              </table:table-cell>
              <table:table-cell office:value-type="float" office:value="6025">
                <text:p>6025</text:p>
              </table:table-cell>
              <table:table-cell office:value-type="float" office:value="31745.5">
                <text:p>31745.5</text:p>
              </table:table-cell>
              <table:table-cell office:value-type="float" office:value="76025.42">
                <text:p>76025.42</text:p>
              </table:table-cell>
              <table:table-cell office:value-type="float" office:value="23494">
                <text:p>234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475.9">
                <text:p>4475.9</text:p>
              </table:table-cell>
              <table:table-cell office:value-type="float" office:value="3702.8">
                <text:p>3702.8</text:p>
              </table:table-cell>
              <table:table-cell office:value-type="float" office:value="89215.78">
                <text:p>89215.78</text:p>
              </table:table-cell>
              <table:table-cell office:value-type="float" office:value="36731.89">
                <text:p>36731.89</text:p>
              </table:table-cell>
              <table:table-cell office:value-type="float" office:value="82746.56">
                <text:p>82746.56</text:p>
              </table:table-cell>
              <table:table-cell office:value-type="float" office:value="6033.6">
                <text:p>6033.6</text:p>
              </table:table-cell>
              <table:table-cell office:value-type="float" office:value="30987.3">
                <text:p>30987.3</text:p>
              </table:table-cell>
              <table:table-cell office:value-type="float" office:value="75969.55">
                <text:p>75969.55</text:p>
              </table:table-cell>
              <table:table-cell office:value-type="float" office:value="23141.8">
                <text:p>23141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036.8">
                <text:p>4036.8</text:p>
              </table:table-cell>
              <table:table-cell office:value-type="float" office:value="3707.6">
                <text:p>3707.6</text:p>
              </table:table-cell>
              <table:table-cell office:value-type="float" office:value="88361.18">
                <text:p>88361.18</text:p>
              </table:table-cell>
              <table:table-cell office:value-type="float" office:value="37127">
                <text:p>37127</text:p>
              </table:table-cell>
              <table:table-cell office:value-type="float" office:value="84793.63">
                <text:p>84793.63</text:p>
              </table:table-cell>
              <table:table-cell office:value-type="float" office:value="6048.3">
                <text:p>6048.3</text:p>
              </table:table-cell>
              <table:table-cell office:value-type="float" office:value="30697.3">
                <text:p>30697.3</text:p>
              </table:table-cell>
              <table:table-cell office:value-type="float" office:value="76387.35">
                <text:p>76387.35</text:p>
              </table:table-cell>
              <table:table-cell office:value-type="float" office:value="23193.2">
                <text:p>2319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027.5">
                <text:p>4027.5</text:p>
              </table:table-cell>
              <table:table-cell office:value-type="float" office:value="3767.6">
                <text:p>3767.6</text:p>
              </table:table-cell>
              <table:table-cell office:value-type="float" office:value="89311.59">
                <text:p>89311.59</text:p>
              </table:table-cell>
              <table:table-cell office:value-type="float" office:value="36860.95">
                <text:p>36860.95</text:p>
              </table:table-cell>
              <table:table-cell office:value-type="float" office:value="83769.63">
                <text:p>83769.63</text:p>
              </table:table-cell>
              <table:table-cell office:value-type="float" office:value="6054.6">
                <text:p>6054.6</text:p>
              </table:table-cell>
              <table:table-cell office:value-type="float" office:value="32252.9">
                <text:p>32252.9</text:p>
              </table:table-cell>
              <table:table-cell office:value-type="float" office:value="74237.29">
                <text:p>74237.29</text:p>
              </table:table-cell>
              <table:table-cell office:value-type="float" office:value="23213.6">
                <text:p>2321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289.5">
                <text:p>4289.5</text:p>
              </table:table-cell>
              <table:table-cell office:value-type="float" office:value="3754">
                <text:p>3754</text:p>
              </table:table-cell>
              <table:table-cell office:value-type="float" office:value="89228.7">
                <text:p>89228.7</text:p>
              </table:table-cell>
              <table:table-cell office:value-type="float" office:value="35523.9">
                <text:p>35523.9</text:p>
              </table:table-cell>
              <table:table-cell office:value-type="float" office:value="85066.28">
                <text:p>85066.28</text:p>
              </table:table-cell>
              <table:table-cell office:value-type="float" office:value="6059.4">
                <text:p>6059.4</text:p>
              </table:table-cell>
              <table:table-cell office:value-type="float" office:value="31913.7">
                <text:p>31913.7</text:p>
              </table:table-cell>
              <table:table-cell office:value-type="float" office:value="75641.25">
                <text:p>75641.25</text:p>
              </table:table-cell>
              <table:table-cell office:value-type="float" office:value="23336.4">
                <text:p>23336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277.19">
                <text:p>4277.19</text:p>
              </table:table-cell>
              <table:table-cell office:value-type="float" office:value="3759.6">
                <text:p>3759.6</text:p>
              </table:table-cell>
              <table:table-cell office:value-type="float" office:value="90361.91">
                <text:p>90361.91</text:p>
              </table:table-cell>
              <table:table-cell office:value-type="float" office:value="37582.9">
                <text:p>37582.9</text:p>
              </table:table-cell>
              <table:table-cell office:value-type="float" office:value="83026.72">
                <text:p>83026.72</text:p>
              </table:table-cell>
              <table:table-cell office:value-type="float" office:value="6027.2">
                <text:p>6027.2</text:p>
              </table:table-cell>
              <table:table-cell office:value-type="float" office:value="31479.5">
                <text:p>31479.5</text:p>
              </table:table-cell>
              <table:table-cell office:value-type="float" office:value="77809.45">
                <text:p>77809.45</text:p>
              </table:table-cell>
              <table:table-cell office:value-type="float" office:value="23241.2">
                <text:p>2324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23.6">
                <text:p>4023.6</text:p>
              </table:table-cell>
              <table:table-cell office:value-type="float" office:value="3750.8">
                <text:p>3750.8</text:p>
              </table:table-cell>
              <table:table-cell office:value-type="float" office:value="89683.43">
                <text:p>89683.43</text:p>
              </table:table-cell>
              <table:table-cell office:value-type="float" office:value="37996.05">
                <text:p>37996.05</text:p>
              </table:table-cell>
              <table:table-cell office:value-type="float" office:value="83361.48">
                <text:p>83361.48</text:p>
              </table:table-cell>
              <table:table-cell office:value-type="float" office:value="6060.8">
                <text:p>6060.8</text:p>
              </table:table-cell>
              <table:table-cell office:value-type="float" office:value="31796.1">
                <text:p>31796.1</text:p>
              </table:table-cell>
              <table:table-cell office:value-type="float" office:value="77021.38">
                <text:p>77021.38</text:p>
              </table:table-cell>
              <table:table-cell office:value-type="float" office:value="23202">
                <text:p>232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